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35cm"/>
    </style:style>
    <style:style style:name="gr2" style:family="graphic" style:parent-style-name="objectwithoutfill">
      <style:graphic-properties svg:stroke-color="#000066" draw:marker-end="Arrow" draw:marker-end-width="0.3cm" draw:fill="none" draw:textarea-vertical-align="middle"/>
    </style:style>
    <style:style style:name="gr3" style:family="graphic" style:parent-style-name="standard">
      <style:graphic-properties svg:stroke-color="#000066" draw:fill-color="#ffffff" draw:textarea-horizontal-align="justify" draw:textarea-vertical-align="middle" draw:auto-grow-height="false" fo:min-height="0.144cm" fo:min-width="0.21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39cm"/>
    </style:style>
    <style:style style:name="gr5" style:family="graphic" style:parent-style-name="standard">
      <style:graphic-properties svg:stroke-color="#000066" svg:stroke-opacity="100%" draw:fill="none" draw:textarea-horizontal-align="justify" draw:textarea-vertical-align="middle" draw:auto-grow-height="false" fo:min-height="1.164cm" fo:min-width="0.91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05cm"/>
    </style:style>
    <style:style style:name="gr7" style:family="graphic" style:parent-style-name="standard">
      <style:graphic-properties draw:stroke="dash" draw:stroke-dash="Ultrafine_20_2_20_Dots_20_3_20_Dashes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4.231cm"/>
    </style:style>
    <style:style style:name="gr9" style:family="graphic" style:parent-style-name="standard">
      <style:graphic-properties svg:stroke-color="#cc0000" draw:fill-color="#ffffff" draw:textarea-horizontal-align="justify" draw:textarea-vertical-align="middle" draw:auto-grow-height="false" fo:min-height="0.144cm" fo:min-width="0.21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81cm"/>
    </style:style>
    <style:style style:name="gr11" style:family="graphic" style:parent-style-name="standard">
      <style:graphic-properties draw:stroke="dash" draw:stroke-dash="Ultrafine_20_Dashed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81cm"/>
    </style:style>
    <style:style style:name="gr13" style:family="graphic" style:parent-style-name="standard">
      <style:graphic-properties draw:stroke="solid" draw:stroke-dash="Fine_20_Dashed" svg:stroke-color="#009900" draw:fill-color="#ffffff" draw:opacity="0%" draw:textarea-horizontal-align="justify" draw:textarea-vertical-align="middle" draw:auto-grow-height="false" fo:min-height="1.646cm" fo:min-width="1.39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37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8.134cm"/>
    </style:style>
    <style:style style:name="gr17" style:family="graphic" style:parent-style-name="objectwithoutfill">
      <style:graphic-properties draw:stroke="dash" draw:stroke-dash="Fine_20_Dashed" svg:stroke-color="#000066" draw:marker-end="Triangle_20_unfilled" draw:marker-end-width="0.3cm" draw:fill="none" draw:textarea-vertical-align="middle"/>
    </style:style>
    <style:style style:name="gr18" style:family="graphic" style:parent-style-name="objectwithoutfill">
      <style:graphic-properties svg:stroke-color="#000066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cm" fo:min-width="8.702cm"/>
    </style:style>
    <style:style style:name="gr20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7.25cm" fo:min-width="2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8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5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11cm"/>
    </style:style>
    <style:style style:name="gr32" style:family="graphic" style:parent-style-name="standard">
      <style:graphic-properties draw:stroke="dash" draw:stroke-dash="Ultrafine_20_2_20_Dots_20_3_20_Dashes" svg:stroke-color="#000066" svg:stroke-opacity="100%" draw:fill="none" draw:textarea-horizontal-align="justify" draw:textarea-vertical-align="middle" draw:auto-grow-height="false" fo:min-height="0.457cm" fo:min-width="0.20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5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9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5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14cm"/>
    </style:style>
    <style:style style:name="gr38" style:family="graphic" style:parent-style-name="objectwithoutfill">
      <style:graphic-properties svg:stroke-color="#009900" draw:marker-end="Line_20_Arrow"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83cm"/>
    </style:style>
    <style:style style:name="gr40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0.75cm" fo:min-width="2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49cm"/>
    </style:style>
    <style:style style:name="gr42" style:family="graphic" style:parent-style-name="objectwithoutfill">
      <style:graphic-properties svg:stroke-width="0.018cm" svg:stroke-color="#dddddd" draw:marker-start-width="0.227cm" draw:marker-end="" draw:marker-end-width="0.227cm" draw:fill="none" draw:textarea-vertical-align="middle" fo:padding-top="0.134cm" fo:padding-bottom="0.134cm" fo:padding-left="0.259cm" fo:padding-right="0.259cm"/>
    </style:style>
    <style:style style:name="gr43" style:family="graphic" style:parent-style-name="objectwithoutfill">
      <style:graphic-properties svg:stroke-color="#000066" draw:marker-end="Arrow" draw:marker-end-width="0.3cm" svg:stroke-opacity="100%" draw:fill="none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684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8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3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9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</style:style>
    <style:style style:name="gr52" style:family="graphic" style:parent-style-name="objectwithoutfill">
      <style:graphic-properties svg:stroke-width="0.018cm" draw:marker-start="Short_20_line_20_Arrow" draw:marker-start-width="0.227cm" draw:marker-end="Short_20_line_20_Arrow" draw:marker-end-width="0.227cm" draw:fill="none" draw:textarea-vertical-align="middle" fo:padding-top="0.134cm" fo:padding-bottom="0.134cm" fo:padding-left="0.259cm" fo:padding-right="0.259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86cm"/>
    </style:style>
    <style:style style:name="gr57" style:family="graphic" style:parent-style-name="objectwithoutfill">
      <style:graphic-properties draw:stroke="solid" draw:stroke-dash="Ultrafine_20_2_20_Dots_20_3_20_Dashes" svg:stroke-color="#009900" draw:marker-end="Arrow" draw:marker-end-width="0.3cm" svg:stroke-opacity="100%" draw:fill="none" draw:textarea-vertical-align="middle"/>
    </style:style>
    <style:style style:name="gr58" style:family="graphic" style:parent-style-name="objectwithoutfill">
      <style:graphic-properties draw:stroke="dash" draw:stroke-dash="Fine_20_Dashed" svg:stroke-color="#000066" draw:marker-end="Triangle_20_unfilled" draw:fill="none" draw:textarea-vertical-align="middle"/>
    </style:style>
    <style:style style:name="gr59" style:family="graphic" style:parent-style-name="objectwithoutfill">
      <style:graphic-properties draw:fill="none" draw:textarea-horizontal-align="center" draw:textarea-vertical-align="middle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16cm"/>
    </style:style>
    <style:style style:name="gr61" style:family="graphic" style:parent-style-name="objectwithoutfill">
      <style:graphic-properties draw:stroke="dash" draw:stroke-dash="Fine_20_Dashed" svg:stroke-color="#000066" draw:marker-end="Triangle_20_unfilled" draw:fill="none" draw:textarea-horizontal-align="center" draw:textarea-vertical-align="middle"/>
    </style:style>
    <style:style style:name="gr62" style:family="graphic" style:parent-style-name="objectwithoutfill">
      <style:graphic-properties svg:stroke-color="#009900" draw:fill="none" draw:textarea-vertical-align="middle"/>
    </style:style>
    <style:style style:name="gr63" style:family="graphic" style:parent-style-name="standard">
      <style:graphic-properties draw:stroke="dash" draw:stroke-dash="Fine_20_Dashed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64" style:family="graphic" style:parent-style-name="objectwithoutfill">
      <style:graphic-properties draw:stroke="dash" draw:stroke-dash="Fine_20_Dashed" svg:stroke-color="#000066" draw:marker-end="Triangle_20_unfilled" draw:marker-end-width="0.3cm" svg:stroke-opacity="100%" draw:fill="none" draw:textarea-vertical-align="middl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74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6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12cm"/>
    </style:style>
    <style:style style:name="gr69" style:family="graphic" style:parent-style-name="objectwithoutfill">
      <style:graphic-properties svg:stroke-color="#009900" draw:marker-end="Small_20_Arrow" draw:fill="none" draw:textarea-horizontal-align="center" draw:textarea-vertical-align="middle"/>
    </style:style>
    <style:style style:name="gr70" style:family="graphic" style:parent-style-name="objectwithoutfill">
      <style:graphic-properties svg:stroke-color="#009900" draw:marker-end="Small_20_Arrow" draw:fill="none" draw:textarea-vertical-align="middl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62cm"/>
    </style:style>
    <style:style style:name="gr72" style:family="graphic" style:parent-style-name="standard">
      <style:graphic-properties svg:stroke-color="#000000" draw:fill="none" draw:textarea-horizontal-align="justify" draw:textarea-vertical-align="middle" draw:auto-grow-height="false" fo:min-height="1.164cm" fo:min-width="0.914cm"/>
    </style:style>
    <style:style style:name="gr73" style:family="graphic" style:parent-style-name="standard">
      <style:graphic-properties svg:stroke-color="#000066" draw:fill-color="#ffffff" draw:textarea-horizontal-align="justify" draw:textarea-vertical-align="middle" draw:auto-grow-height="false" fo:min-height="0.108cm" fo:min-width="0.211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Liberation Sans1" fo:font-size="1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 draw:opacity="0%"/>
      <style:paragraph-properties fo:text-align="center"/>
    </style:style>
    <style:style style:name="P6" style:family="paragraph">
      <loext:graphic-properties draw:fill="none" draw:fill-color="#ffffff"/>
      <style:text-properties fo:color="#000066" style:font-name="Liberation Sans1" fo:font-size="18pt"/>
    </style:style>
    <style:style style:name="P7" style:family="paragraph">
      <loext:graphic-properties draw:fill="none" draw:fill-color="#ffffff"/>
      <style:text-properties fo:color="#000066"/>
    </style:style>
    <style:style style:name="P8" style:family="paragraph">
      <loext:graphic-properties draw:fill="none" draw:fill-color="#ffffff"/>
      <style:text-properties fo:color="#000066" style:font-name="Tibetan Machine Uni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color="#cc0000" fo:font-size="18pt"/>
    </style:style>
    <style:style style:name="P11" style:family="paragraph">
      <loext:graphic-properties draw:fill="none"/>
      <style:paragraph-properties fo:text-align="center"/>
      <style:text-properties fo:color="#000066"/>
    </style:style>
    <style:style style:name="P12" style:family="paragraph">
      <loext:graphic-properties draw:fill="none" draw:fill-color="#ffffff"/>
      <style:text-properties fo:color="#000066" fo:font-size="18pt"/>
    </style:style>
    <style:style style:name="P13" style:family="paragraph">
      <loext:graphic-properties draw:fill="none" draw:fill-color="#ffffff"/>
      <style:text-properties fo:color="#009900" fo:font-size="18pt"/>
    </style:style>
    <style:style style:name="T1" style:family="text">
      <style:text-properties fo:font-size="18pt"/>
    </style:style>
    <style:style style:name="T2" style:family="text">
      <style:text-properties style:font-name="Liberation Sans1" fo:font-size="18pt"/>
    </style:style>
    <style:style style:name="T3" style:family="text">
      <style:text-properties fo:color="#000066" style:font-name="Liberation Sans1" fo:font-size="18pt"/>
    </style:style>
    <style:style style:name="T4" style:family="text">
      <style:text-properties fo:color="#00006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18pt" fo:font-weight="normal" style:font-weight-asian="normal" style:font-weight-complex="normal"/>
    </style:style>
    <style:style style:name="T8" style:family="text">
      <style:text-properties fo:color="#cc0000" fo:font-size="18pt"/>
    </style:style>
    <style:style style:name="T9" style:family="text">
      <style:text-properties fo:color="#000066" fo:font-size="18pt"/>
    </style:style>
    <style:style style:name="T10" style:family="text">
      <style:text-properties fo:color="#009900" fo:font-size="18pt"/>
    </style:style>
    <style:style style:name="T11" style:family="text">
      <style:text-properties fo:color="#009900" style:font-name="Liberation Sans1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4.033cm" svg:height="1cm" svg:x="5cm" svg:y="6cm">
          <draw:text-box>
            <text:p><text:span text:style-name="T1">‘</text:span><text:span text:style-name="T1">nex</text:span><text:span text:style-name="T1">t’ </text:span><text:span text:style-name="T1">loca</text:span><text:span text:style-name="T1">tor</text:span></text:p>
          </draw:text-box>
        </draw:frame>
        <draw:line draw:style-name="gr2" draw:text-style-name="P2" draw:layer="layout" svg:x1="3cm" svg:y1="6.5cm" svg:x2="5cm" svg:y2="6.5cm">
          <text:p/>
        </draw:line>
        <draw:line draw:style-name="gr2" draw:text-style-name="P2" draw:layer="layout" svg:x1="5cm" svg:y1="7.5cm" svg:x2="3cm" svg:y2="7.5cm">
          <text:p/>
        </draw:line>
        <draw:frame draw:style-name="gr1" draw:text-style-name="P3" draw:layer="layout" svg:width="4.067cm" svg:height="1cm" svg:x="5cm" svg:y="7cm">
          <draw:text-box>
            <text:p><text:span text:style-name="T2">‘</text:span><text:span text:style-name="T2">pre</text:span><text:span text:style-name="T2">v’ </text:span><text:span text:style-name="T2">loca</text:span><text:span text:style-name="T2">tor</text:span></text:p>
          </draw:text-box>
        </draw:frame>
        <draw:custom-shape draw:style-name="gr3" draw:text-style-name="P4" draw:layer="layout" svg:width="1.5cm" svg:height="0.55cm" svg:x="8.7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3" draw:layer="layout" svg:width="6.839cm" svg:height="1.673cm" svg:x="10.51cm" svg:y="1.5cm">
          <draw:text-box>
            <text:p><text:span text:style-name="T2">The </text:span><text:span text:style-name="T2">loca</text:span><text:span text:style-name="T2">tion </text:span><text:span text:style-name="T2">indi</text:span><text:span text:style-name="T2">cat</text:span><text:span text:style-name="T2">ed </text:span></text:p>
            <text:p><text:span text:style-name="T2">by </text:span><text:span text:style-name="T2">the </text:span><text:span text:style-name="T2">has</text:span><text:span text:style-name="T2">h </text:span><text:span text:style-name="T2">valu</text:span><text:span text:style-name="T2">e</text:span></text:p>
          </draw:text-box>
        </draw:frame>
        <draw:custom-shape draw:style-name="gr5" draw:text-style-name="P2" draw:layer="layout" svg:width="2cm" svg:height="2cm" svg:x="3.0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4.905cm" svg:height="1.673cm" svg:x="5.01cm" svg:y="3.677cm">
          <draw:text-box>
            <text:p><text:span text:style-name="T1">Ele</text:span><text:span text:style-name="T1">me</text:span><text:span text:style-name="T1">nt </text:span><text:span text:style-name="T1">stor</text:span><text:span text:style-name="T1">ing</text:span></text:p>
            <text:p><text:span text:style-name="T1">key</text:span><text:span text:style-name="T1">-</text:span><text:span text:style-name="T1">valu</text:span><text:span text:style-name="T1">e</text:span></text:p>
          </draw:text-box>
        </draw:frame>
        <draw:custom-shape draw:style-name="gr7" draw:text-style-name="P2" draw:layer="layout" svg:width="2cm" svg:height="2cm" svg:x="11.01cm" svg:y="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" draw:layer="layout" svg:width="4.731cm" svg:height="1cm" svg:x="13.211cm" svg:y="3.678cm">
          <draw:text-box>
            <text:p><text:span text:style-name="T1">Em</text:span><text:span text:style-name="T1">pty </text:span><text:span text:style-name="T1">ele</text:span><text:span text:style-name="T1">me</text:span><text:span text:style-name="T1">nt</text:span></text:p>
          </draw:text-box>
        </draw:frame>
        <draw:custom-shape draw:style-name="gr9" draw:text-style-name="P4" draw:layer="layout" svg:width="1.5cm" svg:height="0.551cm" svg:x="18.2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3" draw:layer="layout" svg:width="5.781cm" svg:height="1.673cm" svg:x="20.01cm" svg:y="1.501cm">
          <draw:text-box>
            <text:p><text:span text:style-name="T2">Ins</text:span><text:span text:style-name="T2">erti</text:span><text:span text:style-name="T2">on </text:span><text:span text:style-name="T2">of a </text:span></text:p>
            <text:p><text:span text:style-name="T2">new </text:span><text:span text:style-name="T2">key</text:span><text:span text:style-name="T2">-</text:span><text:span text:style-name="T2">valu</text:span><text:span text:style-name="T2">e </text:span><text:span text:style-name="T2">pair</text:span></text:p>
          </draw:text-box>
        </draw:frame>
        <draw:custom-shape draw:style-name="gr11" draw:text-style-name="P2" draw:layer="layout" svg:width="2cm" svg:height="2cm" svg:x="19.003cm" svg:y="3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" draw:layer="layout" svg:width="4.481cm" svg:height="1.673cm" svg:x="21.003cm" svg:y="3.681cm">
          <draw:text-box>
            <text:p><text:span text:style-name="T1">Mo</text:span><text:span text:style-name="T1">ving </text:span><text:span text:style-name="T1">stor</text:span><text:span text:style-name="T1">ed</text:span></text:p>
            <text:p><text:span text:style-name="T2">key</text:span><text:span text:style-name="T2">-</text:span><text:span text:style-name="T2">valu</text:span><text:span text:style-name="T2">e </text:span><text:span text:style-name="T2">pair</text:span></text:p>
          </draw:text-box>
        </draw:frame>
        <draw:custom-shape draw:style-name="gr13" draw:text-style-name="P5" draw:layer="layout" svg:width="2.1cm" svg:height="2.1cm" svg:x="18.953cm" svg:y="3.4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3" draw:layer="layout" svg:width="3.283cm" svg:height="1.673cm" svg:x="4.511cm" svg:y="1.501cm">
          <draw:text-box>
            <text:p><text:span text:style-name="T2">Op</text:span><text:span text:style-name="T2">erat</text:span><text:span text:style-name="T2">ion</text:span></text:p>
            <text:p><text:span text:style-name="T2">nu</text:span><text:span text:style-name="T2">mb</text:span><text:span text:style-name="T2">er</text:span></text:p>
          </draw:text-box>
        </draw:frame>
        <draw:frame draw:style-name="gr15" draw:text-style-name="P6" draw:layer="layout" svg:width="1.878cm" svg:height="1cm" svg:x="3.012cm" svg:y="1.502cm">
          <draw:text-box>
            <text:p><text:span text:style-name="T3">Op</text:span><text:span text:style-name="T3">e.</text:span></text:p>
          </draw:text-box>
        </draw:frame>
        <draw:frame draw:style-name="gr16" draw:text-style-name="P1" draw:layer="layout" svg:width="8.634cm" svg:height="1cm" svg:x="11.01cm" svg:y="6cm">
          <draw:text-box>
            <text:p><text:span text:style-name="T1">Loc</text:span><text:span text:style-name="T1">ator </text:span><text:span text:style-name="T1">will </text:span><text:span text:style-name="T1">be </text:span><text:span text:style-name="T1">disc</text:span><text:span text:style-name="T1">onn</text:span><text:span text:style-name="T1">ect</text:span><text:span text:style-name="T1">ed.</text:span></text:p>
          </draw:text-box>
        </draw:frame>
        <draw:line draw:style-name="gr17" draw:text-style-name="P2" draw:layer="layout" svg:x1="9.01cm" svg:y1="6.5cm" svg:x2="11.01cm" svg:y2="6.5cm">
          <text:p/>
        </draw:line>
        <draw:line draw:style-name="gr17" draw:text-style-name="P2" draw:layer="layout" svg:x1="11.01cm" svg:y1="7.5cm" svg:x2="9.01cm" svg:y2="7.5cm">
          <text:p/>
        </draw:line>
        <draw:frame draw:style-name="gr16" draw:text-style-name="P3" draw:layer="layout" svg:width="8.634cm" svg:height="1cm" svg:x="11.01cm" svg:y="7cm">
          <draw:text-box>
            <text:p><text:span text:style-name="T2">Loc</text:span><text:span text:style-name="T2">ator </text:span><text:span text:style-name="T2">will </text:span><text:span text:style-name="T2">be </text:span><text:span text:style-name="T2">disc</text:span><text:span text:style-name="T2">onn</text:span><text:span text:style-name="T2">ect</text:span><text:span text:style-name="T2">ed.</text:span></text:p>
          </draw:text-box>
        </draw:frame>
        <draw:g>
          <draw:line draw:style-name="gr18" draw:text-style-name="P2" draw:layer="layout" svg:x1="4.749cm" svg:y1="8.291cm" svg:x2="4.249cm" svg:y2="8.704cm">
            <text:p/>
          </draw:line>
          <draw:line draw:style-name="gr18" draw:text-style-name="P2" draw:layer="layout" svg:x1="4.399cm" svg:y1="8.291cm" svg:x2="4.599cm" svg:y2="8.704cm">
            <text:p/>
          </draw:line>
        </draw:g>
        <draw:frame draw:style-name="gr19" draw:text-style-name="P1" draw:layer="layout" svg:width="9.202cm" svg:height="0.962cm" svg:x="5.016cm" svg:y="8.023cm">
          <draw:text-box>
            <text:p><text:span text:style-name="T1">Cutt</text:span><text:span text:style-name="T1">ing </text:span><text:span text:style-name="T1">a </text:span><text:span text:style-name="T1">con</text:span><text:span text:style-name="T1">nec</text:span><text:span text:style-name="T1">tion </text:span><text:span text:style-name="T1">of </text:span><text:span text:style-name="T1">loca</text:span><text:span text:style-name="T1">tor.</text:span></text:p>
          </draw:text-box>
        </draw:frame>
        <draw:custom-shape draw:style-name="gr20" draw:text-style-name="P5" draw:layer="layout" svg:width="23.5cm" svg:height="17.5cm" svg:x="2.75cm" svg:y="1.25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2.085cm" svg:height="0.962cm" svg:x="4.762cm" svg:y="13.021cm">
          <draw:text-box>
            <text:p><text:span text:style-name="T4">idx_</text:span><text:span text:style-name="T4">X</text:span></text:p>
          </draw:text-box>
        </draw:frame>
        <draw:frame draw:style-name="gr22" draw:text-style-name="P8" draw:layer="layout" svg:width="3.355cm" svg:height="0.962cm" svg:x="3.495cm" svg:y="12.021cm">
          <draw:text-box>
            <text:p><text:span text:style-name="T4">pre</text:span><text:span text:style-name="T4">vIdx</text:span><text:span text:style-name="T4">_X</text:span></text:p>
          </draw:text-box>
        </draw:frame>
        <draw:frame draw:style-name="gr23" draw:text-style-name="P7" draw:layer="layout" svg:width="3.321cm" svg:height="0.962cm" svg:x="3.517cm" svg:y="14.021cm">
          <draw:text-box>
            <text:p><text:span text:style-name="T4">nex</text:span><text:span text:style-name="T4">tIdx</text:span><text:span text:style-name="T4">_X</text:span></text:p>
          </draw:text-box>
        </draw:frame>
        <draw:frame draw:style-name="gr24" draw:text-style-name="P8" draw:layer="layout" svg:width="2.509cm" svg:height="0.962cm" svg:x="4.336cm" svg:y="15.521cm">
          <draw:text-box>
            <text:p><text:span text:style-name="T4">pre</text:span><text:span text:style-name="T4">v_X</text:span></text:p>
          </draw:text-box>
        </draw:frame>
        <draw:frame draw:style-name="gr25" draw:text-style-name="P8" draw:layer="layout" svg:width="2.475cm" svg:height="0.962cm" svg:x="4.372cm" svg:y="16.518cm">
          <draw:text-box>
            <text:p><text:span text:style-name="T4">nex</text:span><text:span text:style-name="T4">t_X</text:span></text:p>
          </draw:text-box>
        </draw:frame>
        <draw:frame draw:style-name="gr26" draw:text-style-name="P8" draw:layer="layout" svg:width="4.058cm" svg:height="0.962cm" svg:x="2.782cm" svg:y="17.518cm">
          <draw:text-box>
            <text:p><text:span text:style-name="T4">pre</text:span><text:span text:style-name="T4">v2n</text:span><text:span text:style-name="T4">ext</text:span><text:span text:style-name="T4">_X</text:span></text:p>
          </draw:text-box>
        </draw:frame>
        <draw:frame draw:style-name="gr27" draw:text-style-name="P9" draw:layer="layout" svg:width="8.181cm" svg:height="0.962cm" svg:x="6.537cm" svg:y="12.036cm">
          <draw:text-box>
            <text:p>: element index before ‘_X’.</text:p>
          </draw:text-box>
        </draw:frame>
        <draw:frame draw:style-name="gr28" draw:text-style-name="P8" draw:layer="layout" svg:width="1.031cm" svg:height="0.962cm" svg:x="5.571cm" svg:y="9.52cm">
          <draw:text-box>
            <text:p><text:span text:style-name="T4">_f</text:span></text:p>
          </draw:text-box>
        </draw:frame>
        <draw:frame draw:style-name="gr29" draw:text-style-name="P9" draw:layer="layout" svg:width="12.855cm" svg:height="0.962cm" svg:x="6.538cm" svg:y="9.522cm">
          <draw:text-box>
            <text:p>: first index indicated by the symbol of <text:s text:c="3"/><text:s text:c="5"/>.</text:p>
          </draw:text-box>
        </draw:frame>
        <draw:frame draw:style-name="gr30" draw:text-style-name="P8" draw:layer="layout" svg:width="1.205cm" svg:height="0.962cm" svg:x="5.572cm" svg:y="10.522cm">
          <draw:text-box>
            <text:p><text:span text:style-name="T4">_e</text:span></text:p>
          </draw:text-box>
        </draw:frame>
        <draw:frame draw:style-name="gr31" draw:text-style-name="P9" draw:layer="layout" svg:width="16.61cm" svg:height="0.962cm" svg:x="6.539cm" svg:y="10.523cm">
          <draw:text-box>
            <text:p>: empty element’s index <text:s/>indicated by the symbol of <text:s text:c="3"/><text:s text:c="5"/>.</text:p>
          </draw:text-box>
        </draw:frame>
        <draw:custom-shape draw:style-name="gr3" draw:text-style-name="P4" draw:layer="layout" svg:width="1.5cm" svg:height="0.55cm" svg:x="17.523cm" svg:y="9.7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2" draw:layer="layout" svg:width="1cm" svg:height="0.999cm" svg:x="21.454cm" svg:y="10.3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9" draw:layer="layout" svg:width="4.977cm" svg:height="0.962cm" svg:x="6.538cm" svg:y="13.027cm">
          <draw:text-box>
            <text:p>: element index.</text:p>
          </draw:text-box>
        </draw:frame>
        <draw:frame draw:style-name="gr34" draw:text-style-name="P9" draw:layer="layout" svg:width="7.656cm" svg:height="0.962cm" svg:x="6.538cm" svg:y="14.027cm">
          <draw:text-box>
            <text:p>: element index after ‘_X’.</text:p>
          </draw:text-box>
        </draw:frame>
        <draw:frame draw:style-name="gr35" draw:text-style-name="P9" draw:layer="layout" svg:width="10.091cm" svg:height="0.962cm" svg:x="6.538cm" svg:y="15.527cm">
          <draw:text-box>
            <text:p>: distance between <text:span text:style-name="T5">‘pre</text:span><text:span text:style-name="T5">v’ </text:span><text:span text:style-name="T5">and </text:span><text:span text:style-name="T5">‘_</text:span>X’.</text:p>
          </draw:text-box>
        </draw:frame>
        <draw:frame draw:style-name="gr36" draw:text-style-name="P9" draw:layer="layout" svg:width="10.057cm" svg:height="0.962cm" svg:x="6.539cm" svg:y="16.527cm">
          <draw:text-box>
            <text:p>: distance between <text:span text:style-name="T5">‘nex</text:span><text:span text:style-name="T5">t’ </text:span><text:span text:style-name="T5">and </text:span><text:span text:style-name="T5">‘_</text:span>X’.</text:p>
          </draw:text-box>
        </draw:frame>
        <draw:frame draw:style-name="gr37" draw:text-style-name="P9" draw:layer="layout" svg:width="10.514cm" svg:height="0.962cm" svg:x="6.54cm" svg:y="17.527cm">
          <draw:text-box>
            <text:p>: distance between <text:span text:style-name="T5">‘pre</text:span><text:span text:style-name="T5">v’ </text:span><text:span text:style-name="T5">and </text:span><text:span text:style-name="T5">‘nex</text:span><text:span text:style-name="T5">t</text:span>’.</text:p>
          </draw:text-box>
        </draw:frame>
        <draw:path draw:style-name="gr38" draw:text-style-name="P2" draw:layer="layout" svg:width="1.847cm" svg:height="2.881cm" draw:transform="rotate (-1.03899450371222) translate (22.4361563259408cm 4.11671188498726cm)" svg:viewBox="0 0 1848 2882" svg:d="M0 2827c819 481 2467-2320 1605-2827">
          <text:p/>
        </draw:path>
      </draw:page>
      <draw:page draw:name="page2" draw:style-name="dp1" draw:master-page-name="標準">
        <draw:frame draw:style-name="gr39" draw:text-style-name="P1" draw:layer="layout" svg:width="11.683cm" svg:height="0.962cm" svg:x="3.6cm" svg:y="7.8cm">
          <draw:text-box>
            <text:p><text:span text:style-name="T1">Nex</text:span><text:span text:style-name="T1">t </text:span><text:span text:style-name="T1">pag</text:span><text:span text:style-name="T1">e is </text:span><text:span text:style-name="T6">‘ins</text:span><text:span text:style-name="T6">erti</text:span><text:span text:style-name="T6">on </text:span><text:span text:style-name="T6">cas</text:span><text:span text:style-name="T6">e01 </text:span><text:span text:style-name="T6">(ha</text:span><text:span text:style-name="T6">rd)’</text:span><text:span text:style-name="T7">.</text:span></text:p>
          </draw:text-box>
        </draw:frame>
      </draw:page>
      <draw:page draw:name="page3" draw:style-name="dp1" draw:master-page-name="標準"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frame draw:style-name="gr41" draw:text-style-name="P10" draw:layer="layout" svg:width="8.749cm" svg:height="0.962cm" svg:x="3.003cm" svg:y="1.729cm">
          <draw:text-box>
            <text:p><text:span text:style-name="T8">Thi</text:span><text:span text:style-name="T8">s fig </text:span><text:span text:style-name="T8">is </text:span><text:span text:style-name="T8">und</text:span><text:span text:style-name="T8">er </text:span><text:span text:style-name="T8">con</text:span><text:span text:style-name="T8">stru</text:span><text:span text:style-name="T8">ctio</text:span><text:span text:style-name="T8">n!</text:span></text:p>
          </draw:text-box>
        </draw:frame>
      </draw:page>
      <draw:page draw:name="page4" draw:style-name="dp1" draw:master-page-name="標準">
        <draw:frame draw:style-name="gr39" draw:text-style-name="P1" draw:layer="layout" svg:width="11.683cm" svg:height="0.962cm" svg:x="3.6cm" svg:y="7.8cm">
          <draw:text-box>
            <text:p><text:span text:style-name="T1">Nex</text:span><text:span text:style-name="T1">t </text:span><text:span text:style-name="T1">pag</text:span><text:span text:style-name="T1">e is </text:span><text:span text:style-name="T6">‘ins</text:span><text:span text:style-name="T6">erti</text:span><text:span text:style-name="T6">on </text:span><text:span text:style-name="T6">cas</text:span><text:span text:style-name="T6">e02 </text:span><text:span text:style-name="T6">(ha</text:span><text:span text:style-name="T6">rd)’</text:span><text:span text:style-name="T7">.</text:span></text:p>
          </draw:text-box>
        </draw:frame>
      </draw:page>
      <draw:page draw:name="page5" draw:style-name="dp1" draw:master-page-name="標準"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frame draw:style-name="gr41" draw:text-style-name="P10" draw:layer="layout" svg:width="8.749cm" svg:height="0.962cm" svg:x="3.003cm" svg:y="1.729cm">
          <draw:text-box>
            <text:p><text:span text:style-name="T8">Thi</text:span><text:span text:style-name="T8">s fig </text:span><text:span text:style-name="T8">is </text:span><text:span text:style-name="T8">und</text:span><text:span text:style-name="T8">er </text:span><text:span text:style-name="T8">con</text:span><text:span text:style-name="T8">stru</text:span><text:span text:style-name="T8">ctio</text:span><text:span text:style-name="T8">n!</text:span></text:p>
          </draw:text-box>
        </draw:frame>
      </draw:page>
      <draw:page draw:name="page6" draw:style-name="dp1" draw:master-page-name="標準">
        <draw:frame draw:style-name="gr39" draw:text-style-name="P1" draw:layer="layout" svg:width="11.683cm" svg:height="0.962cm" svg:x="3.6cm" svg:y="7.8cm">
          <draw:text-box>
            <text:p><text:span text:style-name="T1">Nex</text:span><text:span text:style-name="T1">t </text:span><text:span text:style-name="T1">pag</text:span><text:span text:style-name="T1">e is </text:span><text:span text:style-name="T6">‘ins</text:span><text:span text:style-name="T6">erti</text:span><text:span text:style-name="T6">on </text:span><text:span text:style-name="T6">cas</text:span><text:span text:style-name="T6">e03 </text:span><text:span text:style-name="T6">(ha</text:span><text:span text:style-name="T6">rd)’</text:span><text:span text:style-name="T7">.</text:span></text:p>
          </draw:text-box>
        </draw:frame>
      </draw:page>
      <draw:page draw:name="page7" draw:style-name="dp1" draw:master-page-name="標準"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frame draw:style-name="gr41" draw:text-style-name="P10" draw:layer="layout" svg:width="8.749cm" svg:height="0.962cm" svg:x="3.003cm" svg:y="1.729cm">
          <draw:text-box>
            <text:p><text:span text:style-name="T8">Thi</text:span><text:span text:style-name="T8">s fig </text:span><text:span text:style-name="T8">is </text:span><text:span text:style-name="T8">und</text:span><text:span text:style-name="T8">er </text:span><text:span text:style-name="T8">con</text:span><text:span text:style-name="T8">stru</text:span><text:span text:style-name="T8">ctio</text:span><text:span text:style-name="T8">n!</text:span></text:p>
          </draw:text-box>
        </draw:frame>
      </draw:page>
      <draw:page draw:name="page8" draw:style-name="dp1" draw:master-page-name="標準">
        <draw:frame draw:style-name="gr39" draw:text-style-name="P1" draw:layer="layout" svg:width="11.683cm" svg:height="0.962cm" svg:x="3.6cm" svg:y="7.8cm">
          <draw:text-box>
            <text:p><text:span text:style-name="T1">Nex</text:span><text:span text:style-name="T1">t </text:span><text:span text:style-name="T1">pag</text:span><text:span text:style-name="T1">e is </text:span><text:span text:style-name="T6">‘ins</text:span><text:span text:style-name="T6">erti</text:span><text:span text:style-name="T6">on </text:span><text:span text:style-name="T6">cas</text:span><text:span text:style-name="T6">e04 </text:span><text:span text:style-name="T6">(ha</text:span><text:span text:style-name="T6">rd)’</text:span><text:span text:style-name="T7">.</text:span></text:p>
          </draw:text-box>
        </draw:frame>
      </draw:page>
      <draw:page draw:name="page9" draw:style-name="dp1" draw:master-page-name="標準"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frame draw:style-name="gr41" draw:text-style-name="P10" draw:layer="layout" svg:width="8.749cm" svg:height="0.962cm" svg:x="3.003cm" svg:y="1.729cm">
          <draw:text-box>
            <text:p><text:span text:style-name="T8">Thi</text:span><text:span text:style-name="T8">s fig </text:span><text:span text:style-name="T8">is </text:span><text:span text:style-name="T8">und</text:span><text:span text:style-name="T8">er </text:span><text:span text:style-name="T8">con</text:span><text:span text:style-name="T8">stru</text:span><text:span text:style-name="T8">ctio</text:span><text:span text:style-name="T8">n!</text:span></text:p>
          </draw:text-box>
        </draw:frame>
      </draw:page>
      <draw:page draw:name="page10" draw:style-name="dp1" draw:master-page-name="標準">
        <draw:frame draw:style-name="gr39" draw:text-style-name="P1" draw:layer="layout" svg:width="11.683cm" svg:height="0.962cm" svg:x="3.6cm" svg:y="7.8cm">
          <draw:text-box>
            <text:p><text:span text:style-name="T1">Nex</text:span><text:span text:style-name="T1">t </text:span><text:span text:style-name="T1">pag</text:span><text:span text:style-name="T1">e is </text:span><text:span text:style-name="T6">‘ins</text:span><text:span text:style-name="T6">erti</text:span><text:span text:style-name="T6">on </text:span><text:span text:style-name="T6">cas</text:span><text:span text:style-name="T6">e05 </text:span><text:span text:style-name="T6">(ha</text:span><text:span text:style-name="T6">rd)’</text:span><text:span text:style-name="T7">.</text:span></text:p>
          </draw:text-box>
        </draw:frame>
      </draw:page>
      <draw:page draw:name="page11" draw:style-name="dp1" draw:master-page-name="標準">
        <draw:frame draw:style-name="gr41" draw:text-style-name="P10" draw:layer="layout" svg:width="8.749cm" svg:height="0.962cm" svg:x="3.003cm" svg:y="1.729cm">
          <draw:text-box>
            <text:p><text:span text:style-name="T8">This fig is </text:span><text:span text:style-name="T8">under </text:span><text:span text:style-name="T8">construction!</text:span></text:p>
          </draw:text-box>
        </draw:frame>
        <draw:line draw:style-name="gr42" draw:text-style-name="P11" draw:layer="layout" svg:x1="7cm" svg:y1="13.001cm" svg:x2="7cm" svg:y2="11.301cm">
          <text:p/>
        </draw:line>
        <draw:line draw:style-name="gr42" draw:text-style-name="P11" draw:layer="layout" svg:x1="13cm" svg:y1="13.001cm" svg:x2="13cm" svg:y2="11.301cm">
          <text:p/>
        </draw:line>
        <draw:line draw:style-name="gr42" draw:text-style-name="P11" draw:layer="layout" svg:x1="10cm" svg:y1="12.001cm" svg:x2="10cm" svg:y2="11.301cm">
          <text:p/>
        </draw:line>
        <draw:line draw:style-name="gr42" draw:text-style-name="P11" draw:layer="layout" svg:x1="16cm" svg:y1="12.001cm" svg:x2="16cm" svg:y2="11.301cm">
          <text:p/>
        </draw:line>
        <draw:line draw:style-name="gr42" draw:text-style-name="P11" draw:layer="layout" svg:x1="19cm" svg:y1="12.001cm" svg:x2="19cm" svg:y2="11.301cm">
          <text:p/>
        </draw:line>
        <draw:line draw:style-name="gr42" draw:text-style-name="P2" draw:layer="layout" svg:x1="5.5cm" svg:y1="11.002cm" svg:x2="5.5cm" svg:y2="7.002cm">
          <text:p/>
        </draw:line>
        <draw:line draw:style-name="gr42" draw:text-style-name="P2" draw:layer="layout" svg:x1="8.5cm" svg:y1="11.002cm" svg:x2="8.5cm" svg:y2="7.002cm">
          <text:p/>
        </draw:line>
        <draw:line draw:style-name="gr42" draw:text-style-name="P2" draw:layer="layout" svg:x1="11.5cm" svg:y1="11.002cm" svg:x2="11.5cm" svg:y2="7.002cm">
          <text:p/>
        </draw:line>
        <draw:line draw:style-name="gr42" draw:text-style-name="P2" draw:layer="layout" svg:x1="14.5cm" svg:y1="11.002cm" svg:x2="14.5cm" svg:y2="7.002cm">
          <text:p/>
        </draw:line>
        <draw:line draw:style-name="gr42" draw:text-style-name="P2" draw:layer="layout" svg:x1="17.5cm" svg:y1="11.002cm" svg:x2="17.5cm" svg:y2="7.002cm">
          <text:p/>
        </draw:line>
        <draw:custom-shape draw:style-name="gr5" draw:text-style-name="P2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12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15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2" draw:layer="layout" svg:x1="4cm" svg:y1="6.002cm" svg:x2="6cm" svg:y2="6.002cm">
          <text:p/>
        </draw:line>
        <draw:line draw:style-name="gr43" draw:text-style-name="P2" draw:layer="layout" svg:x1="7cm" svg:y1="8.002cm" svg:x2="5cm" svg:y2="8.002cm">
          <text:p/>
        </draw:line>
        <draw:line draw:style-name="gr43" draw:text-style-name="P2" draw:layer="layout" svg:x1="13cm" svg:y1="6.002cm" svg:x2="15cm" svg:y2="6.002cm">
          <text:p/>
        </draw:line>
        <draw:line draw:style-name="gr43" draw:text-style-name="P2" draw:layer="layout" svg:x1="16cm" svg:y1="8.002cm" svg:x2="14cm" svg:y2="8.002cm">
          <text:p/>
        </draw:line>
        <draw:custom-shape draw:style-name="gr3" draw:text-style-name="P4" draw:layer="layout" svg:width="1.5cm" svg:height="0.55cm" svg:x="3.25cm" svg:y="5.15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4" draw:text-style-name="P12" draw:layer="layout" svg:width="5.184cm" svg:height="1.673cm" svg:x="3cm" svg:y="3.529cm">
          <draw:text-box>
            <text:p><text:span text:style-name="T9">7 </text:span><text:span text:style-name="T9">ke</text:span><text:span text:style-name="T9">ys </text:span><text:span text:style-name="T9">are</text:span></text:p>
            <text:p><text:span text:style-name="T9">alr</text:span><text:span text:style-name="T9">ea</text:span><text:span text:style-name="T9">dy </text:span><text:span text:style-name="T9">ins</text:span><text:span text:style-name="T9">ert</text:span><text:span text:style-name="T9">ed.</text:span></text:p>
          </draw:text-box>
        </draw:frame>
        <draw:frame draw:style-name="gr45" draw:text-style-name="P13" draw:layer="layout" svg:width="4.583cm" svg:height="1.673cm" svg:x="13.706cm" svg:y="8.702cm">
          <draw:text-box>
            <text:p><text:span text:style-name="T10">Moving stored</text:span></text:p>
            <text:p><text:span text:style-name="T11">key-value pair.</text:span></text:p>
          </draw:text-box>
        </draw:frame>
        <draw:frame draw:style-name="gr46" draw:text-style-name="P12" draw:layer="layout" svg:width="2.585cm" svg:height="0.962cm" svg:x="3cm" svg:y="2.73cm">
          <draw:text-box>
            <text:p><text:span text:style-name="T9">Ope. 0.</text:span></text:p>
          </draw:text-box>
        </draw:frame>
        <draw:frame draw:style-name="gr46" draw:text-style-name="P13" draw:layer="layout" svg:width="2.585cm" svg:height="0.962cm" svg:x="11.502cm" svg:y="8.697cm">
          <draw:text-box>
            <text:p><text:span text:style-name="T10">Ope. 1.</text:span></text:p>
          </draw:text-box>
        </draw:frame>
        <draw:frame draw:style-name="gr47" draw:text-style-name="P7" draw:layer="layout" svg:width="1.84cm" svg:height="0.962cm" svg:x="18.079cm" svg:y="10.522cm">
          <draw:text-box>
            <text:p><text:span text:style-name="T4">idx_f</text:span></text:p>
          </draw:text-box>
        </draw:frame>
        <draw:frame draw:style-name="gr48" draw:text-style-name="P8" draw:layer="layout" svg:width="3.11cm" svg:height="0.962cm" svg:x="14.44cm" svg:y="10.522cm">
          <draw:text-box>
            <text:p><text:span text:style-name="T4">prevIdx_</text:span><text:span text:style-name="T4">f</text:span></text:p>
          </draw:text-box>
        </draw:frame>
        <draw:frame draw:style-name="gr49" draw:text-style-name="P7" draw:layer="layout" svg:width="3.283cm" svg:height="0.962cm" svg:x="5.361cm" svg:y="10.524cm">
          <draw:text-box>
            <text:p><text:span text:style-name="T4">prevId</text:span><text:span text:style-name="T4">x_e</text:span></text:p>
          </draw:text-box>
        </draw:frame>
        <draw:frame draw:style-name="gr50" draw:text-style-name="P7" draw:layer="layout" svg:width="3.249cm" svg:height="0.962cm" svg:x="11.362cm" svg:y="10.524cm">
          <draw:text-box>
            <text:p><text:span text:style-name="T4">nextIdx_</text:span><text:span text:style-name="T4">e</text:span></text:p>
          </draw:text-box>
        </draw:frame>
        <draw:frame draw:style-name="gr51" draw:text-style-name="P7" draw:layer="layout" svg:width="2.051cm" svg:height="0.962cm" svg:x="8.963cm" svg:y="10.524cm">
          <draw:text-box>
            <text:p><text:span text:style-name="T4">Idx_e</text:span></text:p>
          </draw:text-box>
        </draw:frame>
        <draw:line draw:style-name="gr52" draw:text-style-name="P11" draw:layer="layout" svg:x1="16cm" svg:y1="11.788cm" svg:x2="19cm" svg:y2="11.788cm">
          <text:p/>
        </draw:line>
        <draw:frame draw:style-name="gr53" draw:text-style-name="P8" draw:layer="layout" svg:width="2.263cm" svg:height="0.962cm" svg:x="16.368cm" svg:y="11.671cm">
          <draw:text-box>
            <text:p><text:span text:style-name="T4">prev_</text:span><text:span text:style-name="T4">f</text:span></text:p>
          </draw:text-box>
        </draw:frame>
        <draw:line draw:style-name="gr52" draw:text-style-name="P11" draw:layer="layout" svg:x1="7cm" svg:y1="11.785cm" svg:x2="10cm" svg:y2="11.785cm">
          <text:p/>
        </draw:line>
        <draw:frame draw:style-name="gr54" draw:text-style-name="P8" draw:layer="layout" svg:width="2.437cm" svg:height="0.962cm" svg:x="7.282cm" svg:y="11.677cm">
          <draw:text-box>
            <text:p><text:span text:style-name="T4">prev_</text:span><text:span text:style-name="T4">e</text:span></text:p>
          </draw:text-box>
        </draw:frame>
        <draw:line draw:style-name="gr52" draw:text-style-name="P11" draw:layer="layout" svg:x1="10cm" svg:y1="11.782cm" svg:x2="13cm" svg:y2="11.782cm">
          <text:p/>
        </draw:line>
        <draw:frame draw:style-name="gr55" draw:text-style-name="P8" draw:layer="layout" svg:width="2.403cm" svg:height="0.962cm" svg:x="10.298cm" svg:y="11.674cm">
          <draw:text-box>
            <text:p><text:span text:style-name="T4">next_</text:span><text:span text:style-name="T4">e</text:span></text:p>
          </draw:text-box>
        </draw:frame>
        <draw:line draw:style-name="gr52" draw:text-style-name="P11" draw:layer="layout" svg:x1="7cm" svg:y1="12.782cm" svg:x2="13cm" svg:y2="12.785cm">
          <text:p/>
        </draw:line>
        <draw:frame draw:style-name="gr56" draw:text-style-name="P8" draw:layer="layout" svg:width="3.986cm" svg:height="0.962cm" svg:x="8.01cm" svg:y="12.674cm">
          <draw:text-box>
            <text:p><text:span text:style-name="T4">prev2next</text:span><text:span text:style-name="T4">_e</text:span></text:p>
          </draw:text-box>
        </draw:frame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cm" svg:height="2cm" svg:x="9.001cm" svg:y="5.9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2" draw:layer="layout" svg:x1="10.001cm" svg:y1="7.994cm" svg:x2="8.001cm" svg:y2="7.994cm">
          <text:p/>
        </draw:line>
        <draw:line draw:style-name="gr57" draw:text-style-name="P2" draw:layer="layout" svg:x1="10.001cm" svg:y1="5.994cm" svg:x2="12.001cm" svg:y2="5.994cm">
          <text:p/>
        </draw:line>
        <draw:path draw:style-name="gr58" draw:text-style-name="P2" draw:layer="layout" svg:width="6.315cm" svg:height="3.465cm" draw:transform="skewX (0.530580092606276) rotate (0.669508301065025) translate (6.9923372791143cm 5.93404774465505cm)" svg:viewBox="0 0 6316 3466" svg:d="M0 54c735-475 5902 2317 6316 3412">
          <text:p/>
        </draw:path>
        <draw:line draw:style-name="gr59" draw:text-style-name="P2" draw:layer="layout" svg:x1="8.501cm" svg:y1="9.494cm" svg:x2="8.501cm" svg:y2="9.494cm">
          <text:p/>
        </draw:line>
        <draw:frame draw:style-name="gr60" draw:text-style-name="P13" draw:layer="layout" svg:width="2.016cm" svg:height="1.673cm" svg:x="9.001cm" svg:y="6.189cm">
          <draw:text-box>
            <text:p><text:span text:style-name="T10">key-</text:span></text:p>
            <text:p><text:span text:style-name="T10">valu</text:span><text:span text:style-name="T10">e</text:span></text:p>
          </draw:text-box>
        </draw:frame>
        <draw:path draw:style-name="gr61" draw:text-style-name="P2" draw:layer="layout" svg:width="5.499cm" svg:height="0.749cm" svg:x="7.502cm" svg:y="8.015cm" svg:viewBox="0 0 5500 750" svg:d="M5500 0c-500 1000-5000 1000-5500 0">
          <text:p/>
        </draw:path>
        <draw:g>
          <draw:line draw:style-name="gr62" draw:text-style-name="P2" draw:layer="layout" svg:x1="7.831cm" svg:y1="7.92cm" svg:x2="7.331cm" svg:y2="8.333cm">
            <text:p/>
          </draw:line>
          <draw:line draw:style-name="gr62" draw:text-style-name="P2" draw:layer="layout" svg:x1="7.481cm" svg:y1="7.92cm" svg:x2="7.681cm" svg:y2="8.333cm">
            <text:p/>
          </draw:line>
        </draw:g>
        <draw:g>
          <draw:line draw:style-name="gr62" draw:text-style-name="P2" draw:layer="layout" svg:x1="12.671cm" svg:y1="5.671cm" svg:x2="12.171cm" svg:y2="6.084cm">
            <text:p/>
          </draw:line>
          <draw:line draw:style-name="gr62" draw:text-style-name="P2" draw:layer="layout" svg:x1="12.321cm" svg:y1="5.671cm" svg:x2="12.521cm" svg:y2="6.084cm">
            <text:p/>
          </draw:line>
        </draw:g>
        <draw:line draw:style-name="gr57" draw:text-style-name="P2" draw:layer="layout" svg:x1="7.001cm" svg:y1="6.001cm" svg:x2="9.001cm" svg:y2="6.001cm">
          <text:p/>
        </draw:line>
        <draw:line draw:style-name="gr57" draw:text-style-name="P2" draw:layer="layout" svg:x1="13.002cm" svg:y1="8.001cm" svg:x2="11.002cm" svg:y2="8.001cm">
          <text:p/>
        </draw:line>
        <draw:custom-shape draw:style-name="gr63" draw:text-style-name="P2" draw:layer="layout" svg:width="2cm" svg:height="2cm" svg:x="18cm" svg:y="6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4" draw:text-style-name="P2" draw:layer="layout" svg:x1="16cm" svg:y1="6.004cm" svg:x2="18cm" svg:y2="6.004cm">
          <text:p/>
        </draw:line>
        <draw:line draw:style-name="gr64" draw:text-style-name="P2" draw:layer="layout" svg:x1="19cm" svg:y1="8.001cm" svg:x2="17cm" svg:y2="8.001cm">
          <text:p/>
        </draw:line>
        <draw:frame draw:style-name="gr65" draw:text-style-name="P10" draw:layer="layout" svg:width="5.574cm" svg:height="1.673cm" svg:x="18cm" svg:y="3.532cm">
          <draw:text-box>
            <text:p><text:span text:style-name="T8">Ne</text:span><text:span text:style-name="T8">w </text:span><text:span text:style-name="T8">ins</text:span><text:span text:style-name="T8">erti</text:span><text:span text:style-name="T8">on </text:span><text:span text:style-name="T8">of </text:span><text:span text:style-name="T8">a</text:span></text:p>
            <text:p><text:span text:style-name="T8">ke</text:span><text:span text:style-name="T8">y-</text:span><text:span text:style-name="T8">val</text:span><text:span text:style-name="T8">ue </text:span><text:span text:style-name="T8">pai</text:span><text:span text:style-name="T8">r.</text:span></text:p>
          </draw:text-box>
        </draw:frame>
        <draw:custom-shape draw:style-name="gr13" draw:text-style-name="P5" draw:layer="layout" svg:width="2.1cm" svg:height="2.1cm" svg:x="17.95cm" svg:y="5.9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10" draw:layer="layout" svg:width="2.585cm" svg:height="0.962cm" svg:x="18.001cm" svg:y="2.732cm">
          <draw:text-box>
            <text:p><text:span text:style-name="T8">Op</text:span><text:span text:style-name="T8">e. </text:span><text:span text:style-name="T8">2.</text:span></text:p>
          </draw:text-box>
        </draw:frame>
        <draw:custom-shape draw:style-name="gr9" draw:text-style-name="P4" draw:layer="layout" svg:width="1.5cm" svg:height="0.551cm" svg:x="18.251cm" svg:y="5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0" draw:text-style-name="P10" draw:layer="layout" svg:width="2.016cm" svg:height="1.673cm" svg:x="18cm" svg:y="6.2cm">
          <draw:text-box>
            <text:p><text:span text:style-name="T8">ke</text:span><text:span text:style-name="T8">y-</text:span></text:p>
            <text:p><text:span text:style-name="T8">val</text:span><text:span text:style-name="T8">ue</text:span></text:p>
          </draw:text-box>
        </draw:frame>
        <draw:g>
          <draw:line draw:style-name="gr62" draw:text-style-name="P2" draw:layer="layout" svg:x1="17.435cm" svg:y1="7.798cm" svg:x2="16.935cm" svg:y2="8.211cm">
            <text:p/>
          </draw:line>
          <draw:line draw:style-name="gr62" draw:text-style-name="P2" draw:layer="layout" svg:x1="17.085cm" svg:y1="7.798cm" svg:x2="17.285cm" svg:y2="8.211cm">
            <text:p/>
          </draw:line>
        </draw:g>
        <draw:g>
          <draw:line draw:style-name="gr62" draw:text-style-name="P2" draw:layer="layout" svg:x1="18.059cm" svg:y1="5.799cm" svg:x2="17.559cm" svg:y2="6.212cm">
            <text:p/>
          </draw:line>
          <draw:line draw:style-name="gr62" draw:text-style-name="P2" draw:layer="layout" svg:x1="17.709cm" svg:y1="5.799cm" svg:x2="17.909cm" svg:y2="6.212cm">
            <text:p/>
          </draw:line>
        </draw:g>
        <draw:path draw:style-name="gr38" draw:text-style-name="P2" draw:layer="layout" svg:width="4.704cm" svg:height="7.755cm" draw:transform="skewX (-5.10487102966075E-017) rotate (-1.03899450371222) translate (16.663910854cm 4.08035495565793cm)" svg:viewBox="0 0 4705 7756" svg:d="M4607 0c819 482-3745 8239-4607 7732">
          <text:p/>
        </draw:path>
        <draw:custom-shape draw:style-name="gr5" draw:text-style-name="P2" draw:layer="layout" svg:width="2cm" svg:height="2cm" svg:x="21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24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2" draw:layer="layout" svg:x1="22.001cm" svg:y1="6.001cm" svg:x2="24.001cm" svg:y2="6.001cm">
          <text:p/>
        </draw:line>
        <draw:line draw:style-name="gr43" draw:text-style-name="P2" draw:layer="layout" svg:x1="25.001cm" svg:y1="8.001cm" svg:x2="23.001cm" svg:y2="8.001cm">
          <text:p/>
        </draw:line>
        <draw:line draw:style-name="gr64" draw:text-style-name="P2" draw:layer="layout" svg:x1="19cm" svg:y1="6.003cm" svg:x2="21cm" svg:y2="6.003cm">
          <text:p/>
        </draw:line>
        <draw:line draw:style-name="gr64" draw:text-style-name="P2" draw:layer="layout" svg:x1="22cm" svg:y1="8.003cm" svg:x2="20cm" svg:y2="8.003cm">
          <text:p/>
        </draw:line>
      </draw:page>
      <draw:page draw:name="page12" draw:style-name="dp1" draw:master-page-name="標準">
        <draw:frame draw:style-name="gr39" draw:text-style-name="P1" draw:layer="layout" svg:width="11.683cm" svg:height="0.962cm" svg:x="3.6cm" svg:y="7.8cm">
          <draw:text-box>
            <text:p><text:span text:style-name="T1">Nex</text:span><text:span text:style-name="T1">t </text:span><text:span text:style-name="T1">pag</text:span><text:span text:style-name="T1">e is </text:span><text:span text:style-name="T6">‘ins</text:span><text:span text:style-name="T6">erti</text:span><text:span text:style-name="T6">on </text:span><text:span text:style-name="T6">cas</text:span><text:span text:style-name="T6">e06 </text:span><text:span text:style-name="T6">(ha</text:span><text:span text:style-name="T6">rd)’</text:span><text:span text:style-name="T7">.</text:span></text:p>
          </draw:text-box>
        </draw:frame>
      </draw:page>
      <draw:page draw:name="page13" draw:style-name="dp1" draw:master-page-name="標準">
        <draw:line draw:style-name="gr42" draw:text-style-name="P11" draw:layer="layout" svg:x1="7cm" svg:y1="13cm" svg:x2="7cm" svg:y2="11.3cm">
          <text:p/>
        </draw:line>
        <draw:line draw:style-name="gr42" draw:text-style-name="P11" draw:layer="layout" svg:x1="13cm" svg:y1="13cm" svg:x2="13cm" svg:y2="11.3cm">
          <text:p/>
        </draw:line>
        <draw:line draw:style-name="gr42" draw:text-style-name="P11" draw:layer="layout" svg:x1="10cm" svg:y1="12cm" svg:x2="10cm" svg:y2="11.3cm">
          <text:p/>
        </draw:line>
        <draw:line draw:style-name="gr42" draw:text-style-name="P11" draw:layer="layout" svg:x1="16cm" svg:y1="12cm" svg:x2="16cm" svg:y2="11.3cm">
          <text:p/>
        </draw:line>
        <draw:line draw:style-name="gr42" draw:text-style-name="P11" draw:layer="layout" svg:x1="19cm" svg:y1="12cm" svg:x2="19cm" svg:y2="11.3cm">
          <text:p/>
        </draw:line>
        <draw:line draw:style-name="gr42" draw:text-style-name="P2" draw:layer="layout" svg:x1="5.5cm" svg:y1="11.001cm" svg:x2="5.5cm" svg:y2="7.001cm">
          <text:p/>
        </draw:line>
        <draw:line draw:style-name="gr42" draw:text-style-name="P2" draw:layer="layout" svg:x1="8.5cm" svg:y1="11.001cm" svg:x2="8.5cm" svg:y2="7.001cm">
          <text:p/>
        </draw:line>
        <draw:line draw:style-name="gr42" draw:text-style-name="P2" draw:layer="layout" svg:x1="11.5cm" svg:y1="11.001cm" svg:x2="11.5cm" svg:y2="7.001cm">
          <text:p/>
        </draw:line>
        <draw:line draw:style-name="gr42" draw:text-style-name="P2" draw:layer="layout" svg:x1="14.5cm" svg:y1="11.001cm" svg:x2="14.5cm" svg:y2="7.001cm">
          <text:p/>
        </draw:line>
        <draw:line draw:style-name="gr42" draw:text-style-name="P2" draw:layer="layout" svg:x1="17.5cm" svg:y1="11.001cm" svg:x2="17.5cm" svg:y2="7.001cm">
          <text:p/>
        </draw:line>
        <draw:custom-shape draw:style-name="gr5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2" draw:layer="layout" svg:x1="4cm" svg:y1="6.001cm" svg:x2="6cm" svg:y2="6.001cm">
          <text:p/>
        </draw:line>
        <draw:line draw:style-name="gr43" draw:text-style-name="P2" draw:layer="layout" svg:x1="7cm" svg:y1="8.001cm" svg:x2="5cm" svg:y2="8.001cm">
          <text:p/>
        </draw:line>
        <draw:line draw:style-name="gr43" draw:text-style-name="P2" draw:layer="layout" svg:x1="13cm" svg:y1="6.001cm" svg:x2="15cm" svg:y2="6.001cm">
          <text:p/>
        </draw:line>
        <draw:line draw:style-name="gr43" draw:text-style-name="P2" draw:layer="layout" svg:x1="16cm" svg:y1="8.001cm" svg:x2="14cm" svg:y2="8.001cm">
          <text:p/>
        </draw:line>
        <draw:custom-shape draw:style-name="gr3" draw:text-style-name="P4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4" draw:text-style-name="P12" draw:layer="layout" svg:width="5.184cm" svg:height="1.673cm" svg:x="3cm" svg:y="3.528cm">
          <draw:text-box>
            <text:p><text:span text:style-name="T9">7 </text:span><text:span text:style-name="T9">key</text:span><text:span text:style-name="T9">s </text:span><text:span text:style-name="T9">are</text:span></text:p>
            <text:p><text:span text:style-name="T9">alre</text:span><text:span text:style-name="T9">ady </text:span><text:span text:style-name="T9">inse</text:span><text:span text:style-name="T9">rted</text:span><text:span text:style-name="T9">.</text:span></text:p>
          </draw:text-box>
        </draw:frame>
        <draw:frame draw:style-name="gr45" draw:text-style-name="P13" draw:layer="layout" svg:width="4.583cm" svg:height="1.673cm" svg:x="13.706cm" svg:y="8.701cm">
          <draw:text-box>
            <text:p><text:span text:style-name="T10">Mo</text:span><text:span text:style-name="T10">ving </text:span><text:span text:style-name="T10">stor</text:span><text:span text:style-name="T10">ed</text:span></text:p>
            <text:p><text:span text:style-name="T11">key</text:span><text:span text:style-name="T11">-</text:span><text:span text:style-name="T11">valu</text:span><text:span text:style-name="T11">e </text:span><text:span text:style-name="T11">pair.</text:span></text:p>
          </draw:text-box>
        </draw:frame>
        <draw:frame draw:style-name="gr46" draw:text-style-name="P12" draw:layer="layout" svg:width="2.585cm" svg:height="0.962cm" svg:x="3cm" svg:y="2.729cm">
          <draw:text-box>
            <text:p><text:span text:style-name="T9">Op</text:span><text:span text:style-name="T9">e. </text:span><text:span text:style-name="T9">0.</text:span></text:p>
          </draw:text-box>
        </draw:frame>
        <draw:frame draw:style-name="gr46" draw:text-style-name="P13" draw:layer="layout" svg:width="2.585cm" svg:height="0.962cm" svg:x="11.502cm" svg:y="8.696cm">
          <draw:text-box>
            <text:p><text:span text:style-name="T10">Op</text:span><text:span text:style-name="T10">e. </text:span><text:span text:style-name="T10">1.</text:span></text:p>
          </draw:text-box>
        </draw:frame>
        <draw:frame draw:style-name="gr47" draw:text-style-name="P7" draw:layer="layout" svg:width="1.84cm" svg:height="0.962cm" svg:x="18.079cm" svg:y="10.521cm">
          <draw:text-box>
            <text:p><text:span text:style-name="T4">idx_</text:span><text:span text:style-name="T4">f</text:span></text:p>
          </draw:text-box>
        </draw:frame>
        <draw:frame draw:style-name="gr48" draw:text-style-name="P8" draw:layer="layout" svg:width="3.11cm" svg:height="0.962cm" svg:x="14.44cm" svg:y="10.521cm">
          <draw:text-box>
            <text:p><text:span text:style-name="T4">pre</text:span><text:span text:style-name="T4">vIdx</text:span><text:span text:style-name="T4">_f</text:span></text:p>
          </draw:text-box>
        </draw:frame>
        <draw:frame draw:style-name="gr49" draw:text-style-name="P7" draw:layer="layout" svg:width="3.283cm" svg:height="0.962cm" svg:x="5.361cm" svg:y="10.523cm">
          <draw:text-box>
            <text:p><text:span text:style-name="T4">pre</text:span><text:span text:style-name="T4">vIdx</text:span><text:span text:style-name="T4">_e</text:span></text:p>
          </draw:text-box>
        </draw:frame>
        <draw:frame draw:style-name="gr50" draw:text-style-name="P7" draw:layer="layout" svg:width="3.249cm" svg:height="0.962cm" svg:x="11.362cm" svg:y="10.523cm">
          <draw:text-box>
            <text:p><text:span text:style-name="T4">nex</text:span><text:span text:style-name="T4">tIdx</text:span><text:span text:style-name="T4">_e</text:span></text:p>
          </draw:text-box>
        </draw:frame>
        <draw:frame draw:style-name="gr51" draw:text-style-name="P7" draw:layer="layout" svg:width="2.051cm" svg:height="0.962cm" svg:x="8.963cm" svg:y="10.523cm">
          <draw:text-box>
            <text:p><text:span text:style-name="T4">Idx</text:span><text:span text:style-name="T4">_e</text:span></text:p>
          </draw:text-box>
        </draw:frame>
        <draw:line draw:style-name="gr52" draw:text-style-name="P11" draw:layer="layout" svg:x1="16cm" svg:y1="11.787cm" svg:x2="19cm" svg:y2="11.787cm">
          <text:p/>
        </draw:line>
        <draw:frame draw:style-name="gr53" draw:text-style-name="P8" draw:layer="layout" svg:width="2.263cm" svg:height="0.962cm" svg:x="16.368cm" svg:y="11.67cm">
          <draw:text-box>
            <text:p><text:span text:style-name="T4">pre</text:span><text:span text:style-name="T4">v_f</text:span></text:p>
          </draw:text-box>
        </draw:frame>
        <draw:line draw:style-name="gr52" draw:text-style-name="P11" draw:layer="layout" svg:x1="7cm" svg:y1="11.784cm" svg:x2="10cm" svg:y2="11.784cm">
          <text:p/>
        </draw:line>
        <draw:frame draw:style-name="gr54" draw:text-style-name="P8" draw:layer="layout" svg:width="2.437cm" svg:height="0.962cm" svg:x="7.282cm" svg:y="11.676cm">
          <draw:text-box>
            <text:p><text:span text:style-name="T4">pre</text:span><text:span text:style-name="T4">v_e</text:span></text:p>
          </draw:text-box>
        </draw:frame>
        <draw:line draw:style-name="gr52" draw:text-style-name="P11" draw:layer="layout" svg:x1="10cm" svg:y1="11.781cm" svg:x2="13cm" svg:y2="11.781cm">
          <text:p/>
        </draw:line>
        <draw:frame draw:style-name="gr55" draw:text-style-name="P8" draw:layer="layout" svg:width="2.403cm" svg:height="0.962cm" svg:x="10.298cm" svg:y="11.673cm">
          <draw:text-box>
            <text:p><text:span text:style-name="T4">nex</text:span><text:span text:style-name="T4">t_e</text:span></text:p>
          </draw:text-box>
        </draw:frame>
        <draw:line draw:style-name="gr52" draw:text-style-name="P11" draw:layer="layout" svg:x1="7cm" svg:y1="12.781cm" svg:x2="13cm" svg:y2="12.784cm">
          <text:p/>
        </draw:line>
        <draw:frame draw:style-name="gr56" draw:text-style-name="P8" draw:layer="layout" svg:width="3.986cm" svg:height="0.962cm" svg:x="8.01cm" svg:y="12.673cm">
          <draw:text-box>
            <text:p><text:span text:style-name="T4">pre</text:span><text:span text:style-name="T4">v2n</text:span><text:span text:style-name="T4">ext</text:span><text:span text:style-name="T4">_e</text:span></text:p>
          </draw:text-box>
        </draw:fram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cm" svg:height="2cm" svg:x="9.001cm" svg:y="5.9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2" draw:layer="layout" svg:x1="10.001cm" svg:y1="7.993cm" svg:x2="8.001cm" svg:y2="7.993cm">
          <text:p/>
        </draw:line>
        <draw:line draw:style-name="gr57" draw:text-style-name="P2" draw:layer="layout" svg:x1="10.001cm" svg:y1="5.993cm" svg:x2="12.001cm" svg:y2="5.993cm">
          <text:p/>
        </draw:line>
        <draw:path draw:style-name="gr58" draw:text-style-name="P2" draw:layer="layout" svg:width="6.315cm" svg:height="3.465cm" draw:transform="skewX (0.530580092606276) rotate (0.669508301065025) translate (6.9923372791143cm 5.93304774465505cm)" svg:viewBox="0 0 6316 3466" svg:d="M0 54c735-475 5902 2317 6316 3412">
          <text:p/>
        </draw:path>
        <draw:line draw:style-name="gr59" draw:text-style-name="P2" draw:layer="layout" svg:x1="8.501cm" svg:y1="9.493cm" svg:x2="8.501cm" svg:y2="9.493cm">
          <text:p/>
        </draw:line>
        <draw:frame draw:style-name="gr60" draw:text-style-name="P13" draw:layer="layout" svg:width="2.016cm" svg:height="1.673cm" svg:x="9.001cm" svg:y="6.188cm">
          <draw:text-box>
            <text:p><text:span text:style-name="T10">key</text:span><text:span text:style-name="T10">-</text:span></text:p>
            <text:p><text:span text:style-name="T10">valu</text:span><text:span text:style-name="T10">e</text:span></text:p>
          </draw:text-box>
        </draw:frame>
        <draw:path draw:style-name="gr61" draw:text-style-name="P2" draw:layer="layout" svg:width="5.499cm" svg:height="0.749cm" svg:x="7.502cm" svg:y="8.014cm" svg:viewBox="0 0 5500 750" svg:d="M5500 0c-500 1000-5000 1000-5500 0">
          <text:p/>
        </draw:path>
        <draw:g>
          <draw:line draw:style-name="gr62" draw:text-style-name="P2" draw:layer="layout" svg:x1="7.831cm" svg:y1="7.919cm" svg:x2="7.331cm" svg:y2="8.332cm">
            <text:p/>
          </draw:line>
          <draw:line draw:style-name="gr62" draw:text-style-name="P2" draw:layer="layout" svg:x1="7.481cm" svg:y1="7.919cm" svg:x2="7.681cm" svg:y2="8.332cm">
            <text:p/>
          </draw:line>
        </draw:g>
        <draw:g>
          <draw:line draw:style-name="gr62" draw:text-style-name="P2" draw:layer="layout" svg:x1="12.671cm" svg:y1="5.67cm" svg:x2="12.171cm" svg:y2="6.083cm">
            <text:p/>
          </draw:line>
          <draw:line draw:style-name="gr62" draw:text-style-name="P2" draw:layer="layout" svg:x1="12.321cm" svg:y1="5.67cm" svg:x2="12.521cm" svg:y2="6.083cm">
            <text:p/>
          </draw:line>
        </draw:g>
        <draw:line draw:style-name="gr57" draw:text-style-name="P2" draw:layer="layout" svg:x1="7.001cm" svg:y1="6cm" svg:x2="9.001cm" svg:y2="6cm">
          <text:p/>
        </draw:line>
        <draw:line draw:style-name="gr57" draw:text-style-name="P2" draw:layer="layout" svg:x1="13.002cm" svg:y1="8cm" svg:x2="11.002cm" svg:y2="8cm">
          <text:p/>
        </draw:line>
        <draw:custom-shape draw:style-name="gr63" draw:text-style-name="P2" draw:layer="layout" svg:width="2cm" svg:height="2cm" svg:x="18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4" draw:text-style-name="P2" draw:layer="layout" svg:x1="16cm" svg:y1="6.003cm" svg:x2="18cm" svg:y2="6.003cm">
          <text:p/>
        </draw:line>
        <draw:line draw:style-name="gr64" draw:text-style-name="P2" draw:layer="layout" svg:x1="19cm" svg:y1="8cm" svg:x2="17cm" svg:y2="8cm">
          <text:p/>
        </draw:line>
        <draw:frame draw:style-name="gr65" draw:text-style-name="P10" draw:layer="layout" svg:width="5.574cm" svg:height="1.673cm" svg:x="18cm" svg:y="3.531cm">
          <draw:text-box>
            <text:p><text:span text:style-name="T8">Ne</text:span><text:span text:style-name="T8">w </text:span><text:span text:style-name="T8">inse</text:span><text:span text:style-name="T8">rtio</text:span><text:span text:style-name="T8">n of </text:span><text:span text:style-name="T8">a</text:span></text:p>
            <text:p><text:span text:style-name="T8">key</text:span><text:span text:style-name="T8">-</text:span><text:span text:style-name="T8">valu</text:span><text:span text:style-name="T8">e </text:span><text:span text:style-name="T8">pair.</text:span></text:p>
          </draw:text-box>
        </draw:frame>
        <draw:custom-shape draw:style-name="gr13" draw:text-style-name="P5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10" draw:layer="layout" svg:width="2.585cm" svg:height="0.962cm" svg:x="18.001cm" svg:y="2.731cm">
          <draw:text-box>
            <text:p><text:span text:style-name="T8">Op</text:span><text:span text:style-name="T8">e. </text:span><text:span text:style-name="T8">2.</text:span></text:p>
          </draw:text-box>
        </draw:frame>
        <draw:custom-shape draw:style-name="gr9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0" draw:text-style-name="P10" draw:layer="layout" svg:width="2.016cm" svg:height="1.673cm" svg:x="18cm" svg:y="6.199cm">
          <draw:text-box>
            <text:p><text:span text:style-name="T8">key</text:span><text:span text:style-name="T8">-</text:span></text:p>
            <text:p><text:span text:style-name="T8">valu</text:span><text:span text:style-name="T8">e</text:span></text:p>
          </draw:text-box>
        </draw:frame>
        <draw:g>
          <draw:line draw:style-name="gr62" draw:text-style-name="P2" draw:layer="layout" svg:x1="17.435cm" svg:y1="7.797cm" svg:x2="16.935cm" svg:y2="8.21cm">
            <text:p/>
          </draw:line>
          <draw:line draw:style-name="gr62" draw:text-style-name="P2" draw:layer="layout" svg:x1="17.085cm" svg:y1="7.797cm" svg:x2="17.285cm" svg:y2="8.21cm">
            <text:p/>
          </draw:line>
        </draw:g>
        <draw:g>
          <draw:line draw:style-name="gr62" draw:text-style-name="P2" draw:layer="layout" svg:x1="18.059cm" svg:y1="5.798cm" svg:x2="17.559cm" svg:y2="6.211cm">
            <text:p/>
          </draw:line>
          <draw:line draw:style-name="gr62" draw:text-style-name="P2" draw:layer="layout" svg:x1="17.709cm" svg:y1="5.798cm" svg:x2="17.909cm" svg:y2="6.211cm">
            <text:p/>
          </draw:line>
        </draw:g>
        <draw:path draw:style-name="gr38" draw:text-style-name="P2" draw:layer="layout" svg:width="4.704cm" svg:height="7.755cm" draw:transform="skewX (-5.10487102966075E-017) rotate (-1.03899450371222) translate (16.663910854cm 4.07935495565793cm)" svg:viewBox="0 0 4705 7756" svg:d="M4607 0c819 482-3745 8239-4607 7732">
          <text:p/>
        </draw:path>
      </draw:page>
      <draw:page draw:name="page14" draw:style-name="dp1" draw:master-page-name="標準">
        <draw:frame draw:style-name="gr39" draw:text-style-name="P1" draw:layer="layout" svg:width="11.683cm" svg:height="0.962cm" svg:x="3.6cm" svg:y="7.8cm">
          <draw:text-box>
            <text:p><text:span text:style-name="T1">Nex</text:span><text:span text:style-name="T1">t </text:span><text:span text:style-name="T1">pag</text:span><text:span text:style-name="T1">e is </text:span><text:span text:style-name="T6">‘ins</text:span><text:span text:style-name="T6">erti</text:span><text:span text:style-name="T6">on </text:span><text:span text:style-name="T6">cas</text:span><text:span text:style-name="T6">e07 </text:span><text:span text:style-name="T6">(ha</text:span><text:span text:style-name="T6">rd)’</text:span><text:span text:style-name="T7">.</text:span></text:p>
          </draw:text-box>
        </draw:frame>
      </draw:page>
      <draw:page draw:name="page15" draw:style-name="dp1" draw:master-page-name="標準">
        <draw:line draw:style-name="gr42" draw:text-style-name="P11" draw:layer="layout" svg:x1="7cm" svg:y1="13cm" svg:x2="7cm" svg:y2="11.3cm">
          <text:p/>
        </draw:line>
        <draw:line draw:style-name="gr42" draw:text-style-name="P11" draw:layer="layout" svg:x1="13cm" svg:y1="13cm" svg:x2="13cm" svg:y2="11.3cm">
          <text:p/>
        </draw:line>
        <draw:line draw:style-name="gr42" draw:text-style-name="P11" draw:layer="layout" svg:x1="10cm" svg:y1="12cm" svg:x2="10cm" svg:y2="11.3cm">
          <text:p/>
        </draw:line>
        <draw:line draw:style-name="gr42" draw:text-style-name="P11" draw:layer="layout" svg:x1="16cm" svg:y1="13cm" svg:x2="16cm" svg:y2="11.3cm">
          <text:p/>
        </draw:line>
        <draw:line draw:style-name="gr42" draw:text-style-name="P11" draw:layer="layout" svg:x1="22cm" svg:y1="13cm" svg:x2="22cm" svg:y2="11.3cm">
          <text:p/>
        </draw:line>
        <draw:line draw:style-name="gr42" draw:text-style-name="P11" draw:layer="layout" svg:x1="19cm" svg:y1="12cm" svg:x2="19cm" svg:y2="11.3cm">
          <text:p/>
        </draw:line>
        <draw:line draw:style-name="gr42" draw:text-style-name="P2" draw:layer="layout" svg:x1="5.5cm" svg:y1="11.001cm" svg:x2="5.5cm" svg:y2="7.001cm">
          <text:p/>
        </draw:line>
        <draw:line draw:style-name="gr42" draw:text-style-name="P2" draw:layer="layout" svg:x1="8.5cm" svg:y1="11.001cm" svg:x2="8.5cm" svg:y2="7.001cm">
          <text:p/>
        </draw:line>
        <draw:line draw:style-name="gr42" draw:text-style-name="P2" draw:layer="layout" svg:x1="11.5cm" svg:y1="11.001cm" svg:x2="11.5cm" svg:y2="7.001cm">
          <text:p/>
        </draw:line>
        <draw:line draw:style-name="gr42" draw:text-style-name="P2" draw:layer="layout" svg:x1="14.5cm" svg:y1="11.001cm" svg:x2="14.5cm" svg:y2="7.001cm">
          <text:p/>
        </draw:line>
        <draw:line draw:style-name="gr42" draw:text-style-name="P2" draw:layer="layout" svg:x1="17.5cm" svg:y1="11.001cm" svg:x2="17.5cm" svg:y2="7.001cm">
          <text:p/>
        </draw:line>
        <draw:line draw:style-name="gr42" draw:text-style-name="P2" draw:layer="layout" svg:x1="20.5cm" svg:y1="11.001cm" svg:x2="20.5cm" svg:y2="7.001cm">
          <text:p/>
        </draw:line>
        <draw:line draw:style-name="gr42" draw:text-style-name="P2" draw:layer="layout" svg:x1="23.5cm" svg:y1="11.001cm" svg:x2="23.5cm" svg:y2="7.001cm">
          <text:p/>
        </draw:line>
        <draw:custom-shape draw:style-name="gr5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2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24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2" draw:layer="layout" svg:x1="4cm" svg:y1="6.001cm" svg:x2="6cm" svg:y2="6.001cm">
          <text:p/>
        </draw:line>
        <draw:line draw:style-name="gr43" draw:text-style-name="P2" draw:layer="layout" svg:x1="7cm" svg:y1="8.001cm" svg:x2="5cm" svg:y2="8.001cm">
          <text:p/>
        </draw:line>
        <draw:line draw:style-name="gr43" draw:text-style-name="P2" draw:layer="layout" svg:x1="13cm" svg:y1="6.001cm" svg:x2="15cm" svg:y2="6.001cm">
          <text:p/>
        </draw:line>
        <draw:line draw:style-name="gr43" draw:text-style-name="P2" draw:layer="layout" svg:x1="16cm" svg:y1="8.001cm" svg:x2="14cm" svg:y2="8.001cm">
          <text:p/>
        </draw:line>
        <draw:line draw:style-name="gr43" draw:text-style-name="P2" draw:layer="layout" svg:x1="22cm" svg:y1="6.001cm" svg:x2="24cm" svg:y2="6.001cm">
          <text:p/>
        </draw:line>
        <draw:line draw:style-name="gr43" draw:text-style-name="P2" draw:layer="layout" svg:x1="25cm" svg:y1="8.001cm" svg:x2="23cm" svg:y2="8.001cm">
          <text:p/>
        </draw:line>
        <draw:custom-shape draw:style-name="gr3" draw:text-style-name="P4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4" draw:text-style-name="P12" draw:layer="layout" svg:width="5.184cm" svg:height="1.673cm" svg:x="3cm" svg:y="3.528cm">
          <draw:text-box>
            <text:p><text:span text:style-name="T9">7 </text:span><text:span text:style-name="T9">key</text:span><text:span text:style-name="T9">s </text:span><text:span text:style-name="T9">are</text:span></text:p>
            <text:p><text:span text:style-name="T9">alre</text:span><text:span text:style-name="T9">ady </text:span><text:span text:style-name="T9">inse</text:span><text:span text:style-name="T9">rted</text:span><text:span text:style-name="T9">.</text:span></text:p>
          </draw:text-box>
        </draw:frame>
        <draw:frame draw:style-name="gr45" draw:text-style-name="P13" draw:layer="layout" svg:width="4.583cm" svg:height="1.673cm" svg:x="13.706cm" svg:y="8.701cm">
          <draw:text-box>
            <text:p><text:span text:style-name="T10">Mo</text:span><text:span text:style-name="T10">ving </text:span><text:span text:style-name="T10">stor</text:span><text:span text:style-name="T10">ed</text:span></text:p>
            <text:p><text:span text:style-name="T11">key</text:span><text:span text:style-name="T11">-</text:span><text:span text:style-name="T11">valu</text:span><text:span text:style-name="T11">e </text:span><text:span text:style-name="T11">pair.</text:span></text:p>
          </draw:text-box>
        </draw:frame>
        <draw:frame draw:style-name="gr46" draw:text-style-name="P12" draw:layer="layout" svg:width="2.585cm" svg:height="0.962cm" svg:x="3cm" svg:y="2.729cm">
          <draw:text-box>
            <text:p><text:span text:style-name="T9">Op</text:span><text:span text:style-name="T9">e. </text:span><text:span text:style-name="T9">0.</text:span></text:p>
          </draw:text-box>
        </draw:frame>
        <draw:frame draw:style-name="gr46" draw:text-style-name="P13" draw:layer="layout" svg:width="2.585cm" svg:height="0.962cm" svg:x="11.502cm" svg:y="8.696cm">
          <draw:text-box>
            <text:p><text:span text:style-name="T10">Op</text:span><text:span text:style-name="T10">e. </text:span><text:span text:style-name="T10">1.</text:span></text:p>
          </draw:text-box>
        </draw:frame>
        <draw:frame draw:style-name="gr47" draw:text-style-name="P7" draw:layer="layout" svg:width="1.84cm" svg:height="0.962cm" svg:x="18.079cm" svg:y="10.521cm">
          <draw:text-box>
            <text:p><text:span text:style-name="T4">idx_</text:span><text:span text:style-name="T4">f</text:span></text:p>
          </draw:text-box>
        </draw:frame>
        <draw:frame draw:style-name="gr48" draw:text-style-name="P8" draw:layer="layout" svg:width="3.11cm" svg:height="0.962cm" svg:x="14.44cm" svg:y="10.521cm">
          <draw:text-box>
            <text:p><text:span text:style-name="T4">pre</text:span><text:span text:style-name="T4">vIdx</text:span><text:span text:style-name="T4">_f</text:span></text:p>
          </draw:text-box>
        </draw:frame>
        <draw:frame draw:style-name="gr66" draw:text-style-name="P7" draw:layer="layout" svg:width="3.076cm" svg:height="0.962cm" svg:x="20.479cm" svg:y="10.521cm">
          <draw:text-box>
            <text:p><text:span text:style-name="T4">nex</text:span><text:span text:style-name="T4">tIdx</text:span><text:span text:style-name="T4">_f</text:span></text:p>
          </draw:text-box>
        </draw:frame>
        <draw:frame draw:style-name="gr49" draw:text-style-name="P7" draw:layer="layout" svg:width="3.283cm" svg:height="0.962cm" svg:x="5.361cm" svg:y="10.523cm">
          <draw:text-box>
            <text:p><text:span text:style-name="T4">pre</text:span><text:span text:style-name="T4">vIdx</text:span><text:span text:style-name="T4">_e</text:span></text:p>
          </draw:text-box>
        </draw:frame>
        <draw:frame draw:style-name="gr50" draw:text-style-name="P7" draw:layer="layout" svg:width="3.249cm" svg:height="0.962cm" svg:x="11.362cm" svg:y="10.523cm">
          <draw:text-box>
            <text:p><text:span text:style-name="T4">nex</text:span><text:span text:style-name="T4">tIdx</text:span><text:span text:style-name="T4">_e</text:span></text:p>
          </draw:text-box>
        </draw:frame>
        <draw:frame draw:style-name="gr51" draw:text-style-name="P7" draw:layer="layout" svg:width="2.051cm" svg:height="0.962cm" svg:x="8.963cm" svg:y="10.523cm">
          <draw:text-box>
            <text:p><text:span text:style-name="T4">Idx</text:span><text:span text:style-name="T4">_e</text:span></text:p>
          </draw:text-box>
        </draw:frame>
        <draw:line draw:style-name="gr52" draw:text-style-name="P11" draw:layer="layout" svg:x1="16cm" svg:y1="11.787cm" svg:x2="19cm" svg:y2="11.787cm">
          <text:p/>
        </draw:line>
        <draw:frame draw:style-name="gr53" draw:text-style-name="P8" draw:layer="layout" svg:width="2.263cm" svg:height="0.962cm" svg:x="16.368cm" svg:y="11.67cm">
          <draw:text-box>
            <text:p><text:span text:style-name="T4">pre</text:span><text:span text:style-name="T4">v_f</text:span></text:p>
          </draw:text-box>
        </draw:frame>
        <draw:line draw:style-name="gr52" draw:text-style-name="P11" draw:layer="layout" svg:x1="19cm" svg:y1="11.784cm" svg:x2="22cm" svg:y2="11.784cm">
          <text:p/>
        </draw:line>
        <draw:frame draw:style-name="gr67" draw:text-style-name="P8" draw:layer="layout" svg:width="2.229cm" svg:height="0.962cm" svg:x="19.368cm" svg:y="11.676cm">
          <draw:text-box>
            <text:p><text:span text:style-name="T4">nex</text:span><text:span text:style-name="T4">t_f</text:span></text:p>
          </draw:text-box>
        </draw:frame>
        <draw:line draw:style-name="gr52" draw:text-style-name="P11" draw:layer="layout" svg:x1="16cm" svg:y1="12.784cm" svg:x2="22cm" svg:y2="12.787cm">
          <text:p/>
        </draw:line>
        <draw:frame draw:style-name="gr68" draw:text-style-name="P8" draw:layer="layout" svg:width="3.812cm" svg:height="0.962cm" svg:x="17.096cm" svg:y="12.676cm">
          <draw:text-box>
            <text:p><text:span text:style-name="T4">pre</text:span><text:span text:style-name="T4">v2n</text:span><text:span text:style-name="T4">ext</text:span><text:span text:style-name="T4">_f</text:span></text:p>
          </draw:text-box>
        </draw:frame>
        <draw:line draw:style-name="gr52" draw:text-style-name="P11" draw:layer="layout" svg:x1="7cm" svg:y1="11.784cm" svg:x2="10cm" svg:y2="11.784cm">
          <text:p/>
        </draw:line>
        <draw:frame draw:style-name="gr54" draw:text-style-name="P8" draw:layer="layout" svg:width="2.437cm" svg:height="0.962cm" svg:x="7.282cm" svg:y="11.676cm">
          <draw:text-box>
            <text:p><text:span text:style-name="T4">pre</text:span><text:span text:style-name="T4">v_e</text:span></text:p>
          </draw:text-box>
        </draw:frame>
        <draw:line draw:style-name="gr52" draw:text-style-name="P11" draw:layer="layout" svg:x1="10cm" svg:y1="11.781cm" svg:x2="13cm" svg:y2="11.781cm">
          <text:p/>
        </draw:line>
        <draw:frame draw:style-name="gr55" draw:text-style-name="P8" draw:layer="layout" svg:width="2.403cm" svg:height="0.962cm" svg:x="10.298cm" svg:y="11.673cm">
          <draw:text-box>
            <text:p><text:span text:style-name="T4">nex</text:span><text:span text:style-name="T4">t_e</text:span></text:p>
          </draw:text-box>
        </draw:frame>
        <draw:line draw:style-name="gr52" draw:text-style-name="P11" draw:layer="layout" svg:x1="7cm" svg:y1="12.781cm" svg:x2="13cm" svg:y2="12.784cm">
          <text:p/>
        </draw:line>
        <draw:frame draw:style-name="gr56" draw:text-style-name="P8" draw:layer="layout" svg:width="3.986cm" svg:height="0.962cm" svg:x="8.01cm" svg:y="12.673cm">
          <draw:text-box>
            <text:p><text:span text:style-name="T4">pre</text:span><text:span text:style-name="T4">v2n</text:span><text:span text:style-name="T4">ext</text:span><text:span text:style-name="T4">_e</text:span></text:p>
          </draw:text-box>
        </draw:fram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cm" svg:height="2cm" svg:x="9.001cm" svg:y="5.9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2" draw:layer="layout" svg:x1="10.001cm" svg:y1="7.993cm" svg:x2="8.001cm" svg:y2="7.993cm">
          <text:p/>
        </draw:line>
        <draw:line draw:style-name="gr57" draw:text-style-name="P2" draw:layer="layout" svg:x1="10.001cm" svg:y1="5.993cm" svg:x2="12.001cm" svg:y2="5.993cm">
          <text:p/>
        </draw:line>
        <draw:path draw:style-name="gr58" draw:text-style-name="P2" draw:layer="layout" svg:width="6.315cm" svg:height="3.465cm" draw:transform="skewX (0.530580092606276) rotate (0.669508301065025) translate (6.9923372791143cm 5.93304774465505cm)" svg:viewBox="0 0 6316 3466" svg:d="M0 54c735-475 5902 2317 6316 3412">
          <text:p/>
        </draw:path>
        <draw:line draw:style-name="gr59" draw:text-style-name="P2" draw:layer="layout" svg:x1="8.501cm" svg:y1="9.493cm" svg:x2="8.501cm" svg:y2="9.493cm">
          <text:p/>
        </draw:line>
        <draw:frame draw:style-name="gr60" draw:text-style-name="P13" draw:layer="layout" svg:width="2.016cm" svg:height="1.673cm" svg:x="9.001cm" svg:y="6.188cm">
          <draw:text-box>
            <text:p><text:span text:style-name="T10">key</text:span><text:span text:style-name="T10">-</text:span></text:p>
            <text:p><text:span text:style-name="T10">valu</text:span><text:span text:style-name="T10">e</text:span></text:p>
          </draw:text-box>
        </draw:frame>
        <draw:path draw:style-name="gr61" draw:text-style-name="P2" draw:layer="layout" svg:width="5.499cm" svg:height="0.749cm" svg:x="7.502cm" svg:y="8.014cm" svg:viewBox="0 0 5500 750" svg:d="M5500 0c-500 1000-5000 1000-5500 0">
          <text:p/>
        </draw:path>
        <draw:g>
          <draw:line draw:style-name="gr62" draw:text-style-name="P2" draw:layer="layout" svg:x1="7.831cm" svg:y1="7.919cm" svg:x2="7.331cm" svg:y2="8.332cm">
            <text:p/>
          </draw:line>
          <draw:line draw:style-name="gr62" draw:text-style-name="P2" draw:layer="layout" svg:x1="7.481cm" svg:y1="7.919cm" svg:x2="7.681cm" svg:y2="8.332cm">
            <text:p/>
          </draw:line>
        </draw:g>
        <draw:g>
          <draw:line draw:style-name="gr62" draw:text-style-name="P2" draw:layer="layout" svg:x1="12.671cm" svg:y1="5.67cm" svg:x2="12.171cm" svg:y2="6.083cm">
            <text:p/>
          </draw:line>
          <draw:line draw:style-name="gr62" draw:text-style-name="P2" draw:layer="layout" svg:x1="12.321cm" svg:y1="5.67cm" svg:x2="12.521cm" svg:y2="6.083cm">
            <text:p/>
          </draw:line>
        </draw:g>
        <draw:line draw:style-name="gr57" draw:text-style-name="P2" draw:layer="layout" svg:x1="7.001cm" svg:y1="6cm" svg:x2="9.001cm" svg:y2="6cm">
          <text:p/>
        </draw:line>
        <draw:line draw:style-name="gr57" draw:text-style-name="P2" draw:layer="layout" svg:x1="13.002cm" svg:y1="8cm" svg:x2="11.002cm" svg:y2="8cm">
          <text:p/>
        </draw:line>
        <draw:custom-shape draw:style-name="gr63" draw:text-style-name="P2" draw:layer="layout" svg:width="2cm" svg:height="2cm" svg:x="18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4" draw:text-style-name="P2" draw:layer="layout" svg:x1="16cm" svg:y1="6.003cm" svg:x2="18cm" svg:y2="6.003cm">
          <text:p/>
        </draw:line>
        <draw:line draw:style-name="gr64" draw:text-style-name="P2" draw:layer="layout" svg:x1="19cm" svg:y1="8cm" svg:x2="17cm" svg:y2="8cm">
          <text:p/>
        </draw:line>
        <draw:line draw:style-name="gr64" draw:text-style-name="P2" draw:layer="layout" svg:x1="19cm" svg:y1="6.003cm" svg:x2="21cm" svg:y2="6.003cm">
          <text:p/>
        </draw:line>
        <draw:line draw:style-name="gr64" draw:text-style-name="P2" draw:layer="layout" svg:x1="22cm" svg:y1="8.003cm" svg:x2="20cm" svg:y2="8.003cm">
          <text:p/>
        </draw:line>
        <draw:frame draw:style-name="gr65" draw:text-style-name="P10" draw:layer="layout" svg:width="5.574cm" svg:height="1.673cm" svg:x="18cm" svg:y="3.531cm">
          <draw:text-box>
            <text:p><text:span text:style-name="T8">Ne</text:span><text:span text:style-name="T8">w </text:span><text:span text:style-name="T8">inse</text:span><text:span text:style-name="T8">rtio</text:span><text:span text:style-name="T8">n of </text:span><text:span text:style-name="T8">a</text:span></text:p>
            <text:p><text:span text:style-name="T8">key</text:span><text:span text:style-name="T8">-</text:span><text:span text:style-name="T8">valu</text:span><text:span text:style-name="T8">e </text:span><text:span text:style-name="T8">pair.</text:span></text:p>
          </draw:text-box>
        </draw:frame>
        <draw:custom-shape draw:style-name="gr13" draw:text-style-name="P5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9" draw:text-style-name="P2" draw:layer="layout" svg:width="5.499cm" svg:height="0.749cm" svg:x="16.5cm" svg:y="8.003cm" svg:viewBox="0 0 5500 750" svg:d="M5500 0c-500 1000-5000 1000-5500 0">
          <text:p/>
        </draw:path>
        <draw:frame draw:style-name="gr46" draw:text-style-name="P10" draw:layer="layout" svg:width="2.585cm" svg:height="0.962cm" svg:x="18.001cm" svg:y="2.731cm">
          <draw:text-box>
            <text:p><text:span text:style-name="T8">Op</text:span><text:span text:style-name="T8">e. </text:span><text:span text:style-name="T8">2.</text:span></text:p>
          </draw:text-box>
        </draw:frame>
        <draw:path draw:style-name="gr70" draw:text-style-name="P2" draw:layer="layout" svg:width="6.315cm" svg:height="3.465cm" draw:transform="skewX (0.530580092606276) rotate (0.669508301065025) translate (15.9913372791143cm 5.94104774465505cm)" svg:viewBox="0 0 6316 3466" svg:d="M0 54c735-475 5902 2317 6316 3412">
          <text:p/>
        </draw:path>
        <draw:custom-shape draw:style-name="gr9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0" draw:text-style-name="P10" draw:layer="layout" svg:width="2.016cm" svg:height="1.673cm" svg:x="18cm" svg:y="6.199cm">
          <draw:text-box>
            <text:p><text:span text:style-name="T8">key</text:span><text:span text:style-name="T8">-</text:span></text:p>
            <text:p><text:span text:style-name="T8">valu</text:span><text:span text:style-name="T8">e</text:span></text:p>
          </draw:text-box>
        </draw:frame>
        <draw:g>
          <draw:line draw:style-name="gr62" draw:text-style-name="P2" draw:layer="layout" svg:x1="17.435cm" svg:y1="7.797cm" svg:x2="16.935cm" svg:y2="8.21cm">
            <text:p/>
          </draw:line>
          <draw:line draw:style-name="gr62" draw:text-style-name="P2" draw:layer="layout" svg:x1="17.085cm" svg:y1="7.797cm" svg:x2="17.285cm" svg:y2="8.21cm">
            <text:p/>
          </draw:line>
        </draw:g>
        <draw:g>
          <draw:line draw:style-name="gr62" draw:text-style-name="P2" draw:layer="layout" svg:x1="20.435cm" svg:y1="7.798cm" svg:x2="19.935cm" svg:y2="8.211cm">
            <text:p/>
          </draw:line>
          <draw:line draw:style-name="gr62" draw:text-style-name="P2" draw:layer="layout" svg:x1="20.085cm" svg:y1="7.798cm" svg:x2="20.285cm" svg:y2="8.211cm">
            <text:p/>
          </draw:line>
        </draw:g>
        <draw:g>
          <draw:line draw:style-name="gr62" draw:text-style-name="P2" draw:layer="layout" svg:x1="18.059cm" svg:y1="5.798cm" svg:x2="17.559cm" svg:y2="6.211cm">
            <text:p/>
          </draw:line>
          <draw:line draw:style-name="gr62" draw:text-style-name="P2" draw:layer="layout" svg:x1="17.709cm" svg:y1="5.798cm" svg:x2="17.909cm" svg:y2="6.211cm">
            <text:p/>
          </draw:line>
        </draw:g>
        <draw:g>
          <draw:line draw:style-name="gr62" draw:text-style-name="P2" draw:layer="layout" svg:x1="21.059cm" svg:y1="5.799cm" svg:x2="20.559cm" svg:y2="6.212cm">
            <text:p/>
          </draw:line>
          <draw:line draw:style-name="gr62" draw:text-style-name="P2" draw:layer="layout" svg:x1="20.709cm" svg:y1="5.799cm" svg:x2="20.909cm" svg:y2="6.212cm">
            <text:p/>
          </draw:line>
        </draw:g>
        <draw:path draw:style-name="gr38" draw:text-style-name="P2" draw:layer="layout" svg:width="4.704cm" svg:height="7.755cm" draw:transform="skewX (-5.10487102966075E-017) rotate (-1.03899450371222) translate (16.663910854cm 4.07935495565793cm)" svg:viewBox="0 0 4705 7756" svg:d="M4607 0c819 482-3745 8239-4607 7732">
          <text:p/>
        </draw:path>
      </draw:page>
      <draw:page draw:name="page16" draw:style-name="dp1" draw:master-page-name="標準">
        <draw:frame draw:style-name="gr39" draw:text-style-name="P1" draw:layer="layout" svg:width="11.683cm" svg:height="0.962cm" svg:x="3.6cm" svg:y="7.8cm">
          <draw:text-box>
            <text:p><text:span text:style-name="T1">Nex</text:span><text:span text:style-name="T1">t </text:span><text:span text:style-name="T1">pag</text:span><text:span text:style-name="T1">e is </text:span><text:span text:style-name="T6">‘ins</text:span><text:span text:style-name="T6">erti</text:span><text:span text:style-name="T6">on </text:span><text:span text:style-name="T6">cas</text:span><text:span text:style-name="T6">e08 </text:span><text:span text:style-name="T6">(ha</text:span><text:span text:style-name="T6">rd)’</text:span><text:span text:style-name="T7">.</text:span></text:p>
          </draw:text-box>
        </draw:frame>
      </draw:page>
      <draw:page draw:name="page17" draw:style-name="dp1" draw:master-page-name="標準">
        <draw:line draw:style-name="gr42" draw:text-style-name="P11" draw:layer="layout" svg:x1="16cm" svg:y1="13cm" svg:x2="16cm" svg:y2="11.3cm">
          <text:p/>
        </draw:line>
        <draw:line draw:style-name="gr42" draw:text-style-name="P11" draw:layer="layout" svg:x1="22cm" svg:y1="13cm" svg:x2="22cm" svg:y2="11.3cm">
          <text:p/>
        </draw:line>
        <draw:line draw:style-name="gr42" draw:text-style-name="P11" draw:layer="layout" svg:x1="19cm" svg:y1="12cm" svg:x2="19cm" svg:y2="11.3cm">
          <text:p/>
        </draw:line>
        <draw:line draw:style-name="gr42" draw:text-style-name="P11" draw:layer="layout" svg:x1="7cm" svg:y1="13cm" svg:x2="7cm" svg:y2="11.3cm">
          <text:p/>
        </draw:line>
        <draw:line draw:style-name="gr42" draw:text-style-name="P11" draw:layer="layout" svg:x1="13cm" svg:y1="13cm" svg:x2="13cm" svg:y2="11.3cm">
          <text:p/>
        </draw:line>
        <draw:line draw:style-name="gr42" draw:text-style-name="P11" draw:layer="layout" svg:x1="10cm" svg:y1="12cm" svg:x2="10cm" svg:y2="11.3cm">
          <text:p/>
        </draw:line>
        <draw:line draw:style-name="gr42" draw:text-style-name="P2" draw:layer="layout" svg:x1="5.5cm" svg:y1="11cm" svg:x2="5.5cm" svg:y2="7cm">
          <text:p/>
        </draw:line>
        <draw:line draw:style-name="gr42" draw:text-style-name="P2" draw:layer="layout" svg:x1="8.5cm" svg:y1="11cm" svg:x2="8.5cm" svg:y2="7cm">
          <text:p/>
        </draw:line>
        <draw:line draw:style-name="gr42" draw:text-style-name="P2" draw:layer="layout" svg:x1="11.5cm" svg:y1="11cm" svg:x2="11.5cm" svg:y2="7cm">
          <text:p/>
        </draw:line>
        <draw:line draw:style-name="gr42" draw:text-style-name="P2" draw:layer="layout" svg:x1="14.5cm" svg:y1="11cm" svg:x2="14.5cm" svg:y2="7cm">
          <text:p/>
        </draw:line>
        <draw:line draw:style-name="gr42" draw:text-style-name="P2" draw:layer="layout" svg:x1="17.5cm" svg:y1="11cm" svg:x2="17.5cm" svg:y2="7cm">
          <text:p/>
        </draw:line>
        <draw:line draw:style-name="gr42" draw:text-style-name="P2" draw:layer="layout" svg:x1="20.5cm" svg:y1="11cm" svg:x2="20.5cm" svg:y2="7cm">
          <text:p/>
        </draw:line>
        <draw:line draw:style-name="gr42" draw:text-style-name="P2" draw:layer="layout" svg:x1="23.5cm" svg:y1="11cm" svg:x2="23.5cm" svg:y2="7cm">
          <text:p/>
        </draw:line>
        <draw:custom-shape draw:style-name="gr5" draw:text-style-name="P2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2cm" svg:height="2cm" svg:x="18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2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2" draw:layer="layout" svg:x1="4cm" svg:y1="6cm" svg:x2="6cm" svg:y2="6cm">
          <text:p/>
        </draw:line>
        <draw:line draw:style-name="gr43" draw:text-style-name="P2" draw:layer="layout" svg:x1="7cm" svg:y1="8cm" svg:x2="5cm" svg:y2="8cm">
          <text:p/>
        </draw:line>
        <draw:line draw:style-name="gr64" draw:text-style-name="P2" draw:layer="layout" svg:x1="7cm" svg:y1="6cm" svg:x2="9cm" svg:y2="6cm">
          <text:p/>
        </draw:line>
        <draw:line draw:style-name="gr64" draw:text-style-name="P2" draw:layer="layout" svg:x1="10cm" svg:y1="8cm" svg:x2="8cm" svg:y2="8cm">
          <text:p/>
        </draw:line>
        <draw:line draw:style-name="gr64" draw:text-style-name="P2" draw:layer="layout" svg:x1="10cm" svg:y1="6cm" svg:x2="12cm" svg:y2="6cm">
          <text:p/>
        </draw:line>
        <draw:line draw:style-name="gr64" draw:text-style-name="P2" draw:layer="layout" svg:x1="13cm" svg:y1="8cm" svg:x2="11cm" svg:y2="8cm">
          <text:p/>
        </draw:line>
        <draw:line draw:style-name="gr43" draw:text-style-name="P2" draw:layer="layout" svg:x1="13cm" svg:y1="6cm" svg:x2="15cm" svg:y2="6cm">
          <text:p/>
        </draw:line>
        <draw:line draw:style-name="gr43" draw:text-style-name="P2" draw:layer="layout" svg:x1="16cm" svg:y1="8cm" svg:x2="14cm" svg:y2="8cm">
          <text:p/>
        </draw:line>
        <draw:line draw:style-name="gr57" draw:text-style-name="P2" draw:layer="layout" svg:x1="19cm" svg:y1="8cm" svg:x2="17cm" svg:y2="8cm">
          <text:p/>
        </draw:line>
        <draw:line draw:style-name="gr57" draw:text-style-name="P2" draw:layer="layout" svg:x1="19cm" svg:y1="6cm" svg:x2="21cm" svg:y2="6cm">
          <text:p/>
        </draw:line>
        <draw:line draw:style-name="gr43" draw:text-style-name="P2" draw:layer="layout" svg:x1="22cm" svg:y1="6cm" svg:x2="24cm" svg:y2="6cm">
          <text:p/>
        </draw:line>
        <draw:line draw:style-name="gr43" draw:text-style-name="P2" draw:layer="layout" svg:x1="25cm" svg:y1="8cm" svg:x2="23cm" svg:y2="8cm">
          <text:p/>
        </draw:line>
        <draw:custom-shape draw:style-name="gr3" draw:text-style-name="P4" draw:layer="layout" svg:width="1.5cm" svg:height="0.55cm" svg:x="3.25cm" svg:y="5.1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4" draw:text-style-name="P12" draw:layer="layout" svg:width="5.184cm" svg:height="1.673cm" svg:x="3cm" svg:y="3.527cm">
          <draw:text-box>
            <text:p><text:span text:style-name="T9">7 </text:span><text:span text:style-name="T9">key</text:span><text:span text:style-name="T9">s </text:span><text:span text:style-name="T9">are</text:span></text:p>
            <text:p><text:span text:style-name="T9">alre</text:span><text:span text:style-name="T9">ady </text:span><text:span text:style-name="T9">inse</text:span><text:span text:style-name="T9">rted</text:span><text:span text:style-name="T9">.</text:span></text:p>
          </draw:text-box>
        </draw:frame>
        <draw:frame draw:style-name="gr65" draw:text-style-name="P10" draw:layer="layout" svg:width="5.574cm" svg:height="1.673cm" svg:x="9cm" svg:y="3.528cm">
          <draw:text-box>
            <text:p><text:span text:style-name="T8">Ne</text:span><text:span text:style-name="T8">w </text:span><text:span text:style-name="T8">inse</text:span><text:span text:style-name="T8">rtio</text:span><text:span text:style-name="T8">n of </text:span><text:span text:style-name="T8">a</text:span></text:p>
            <text:p><text:span text:style-name="T8">key</text:span><text:span text:style-name="T8">-</text:span><text:span text:style-name="T8">valu</text:span><text:span text:style-name="T8">e </text:span><text:span text:style-name="T8">pair.</text:span></text:p>
          </draw:text-box>
        </draw:frame>
        <draw:custom-shape draw:style-name="gr13" draw:text-style-name="P5" draw:layer="layout" svg:width="2.1cm" svg:height="2.1cm" svg:x="8.95cm" svg:y="5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8" draw:text-style-name="P2" draw:layer="layout" svg:width="6.315cm" svg:height="3.465cm" draw:transform="skewX (0.530580092606276) rotate (0.669508301065025) translate (15.9913372791143cm 5.94004774465505cm)" svg:viewBox="0 0 6316 3466" svg:d="M0 54c735-475 5902 2317 6316 3412">
          <text:p/>
        </draw:path>
        <draw:path draw:style-name="gr69" draw:text-style-name="P2" draw:layer="layout" svg:width="5.499cm" svg:height="0.749cm" svg:x="7.5cm" svg:y="8cm" svg:viewBox="0 0 5500 750" svg:d="M5500 0c-500 1000-5000 1000-5500 0">
          <text:p/>
        </draw:path>
        <draw:line draw:style-name="gr59" draw:text-style-name="P2" draw:layer="layout" svg:x1="17.5cm" svg:y1="9.5cm" svg:x2="17.5cm" svg:y2="9.5cm">
          <text:p/>
        </draw:line>
        <draw:path draw:style-name="gr38" draw:text-style-name="P2" draw:layer="layout" svg:width="4.628cm" svg:height="7.803cm" draw:transform="skewX (-1.03132523402635E-016) rotate (-1.03899450371222) translate (16.707616430811cm 4.10364121835148cm)" svg:viewBox="0 0 4629 7804" svg:d="M0 7782c819 482 5383-7275 4521-7782">
          <text:p/>
        </draw:path>
        <draw:frame draw:style-name="gr45" draw:text-style-name="P13" draw:layer="layout" svg:width="4.583cm" svg:height="1.673cm" svg:x="13.706cm" svg:y="8.7cm">
          <draw:text-box>
            <text:p><text:span text:style-name="T10">Mo</text:span><text:span text:style-name="T10">ving </text:span><text:span text:style-name="T10">stor</text:span><text:span text:style-name="T10">ed</text:span></text:p>
            <text:p><text:span text:style-name="T11">key</text:span><text:span text:style-name="T11">-</text:span><text:span text:style-name="T11">valu</text:span><text:span text:style-name="T11">e </text:span><text:span text:style-name="T11">pair.</text:span></text:p>
          </draw:text-box>
        </draw:frame>
        <draw:frame draw:style-name="gr46" draw:text-style-name="P12" draw:layer="layout" svg:width="2.585cm" svg:height="0.962cm" svg:x="3cm" svg:y="2.728cm">
          <draw:text-box>
            <text:p><text:span text:style-name="T9">Op</text:span><text:span text:style-name="T9">e. </text:span><text:span text:style-name="T9">0.</text:span></text:p>
          </draw:text-box>
        </draw:frame>
        <draw:frame draw:style-name="gr46" draw:text-style-name="P10" draw:layer="layout" svg:width="2.585cm" svg:height="0.962cm" svg:x="9.001cm" svg:y="2.728cm">
          <draw:text-box>
            <text:p><text:span text:style-name="T8">Op</text:span><text:span text:style-name="T8">e. </text:span><text:span text:style-name="T8">2.</text:span></text:p>
          </draw:text-box>
        </draw:frame>
        <draw:frame draw:style-name="gr46" draw:text-style-name="P13" draw:layer="layout" svg:width="2.585cm" svg:height="0.962cm" svg:x="11.502cm" svg:y="8.695cm">
          <draw:text-box>
            <text:p><text:span text:style-name="T10">Op</text:span><text:span text:style-name="T10">e. </text:span><text:span text:style-name="T10">1.</text:span></text:p>
          </draw:text-box>
        </draw:frame>
        <draw:frame draw:style-name="gr60" draw:text-style-name="P13" draw:layer="layout" svg:width="2.016cm" svg:height="1.673cm" svg:x="18cm" svg:y="6.195cm">
          <draw:text-box>
            <text:p><text:span text:style-name="T10">key</text:span><text:span text:style-name="T10">-</text:span></text:p>
            <text:p><text:span text:style-name="T10">valu</text:span><text:span text:style-name="T10">e</text:span></text:p>
          </draw:text-box>
        </draw:frame>
        <draw:path draw:style-name="gr70" draw:text-style-name="P2" draw:layer="layout" svg:width="6.315cm" svg:height="3.465cm" draw:transform="skewX (0.530580092606276) rotate (0.669508301065025) translate (6.99133727911431cm 5.93804774465505cm)" svg:viewBox="0 0 6316 3466" svg:d="M0 54c735-475 5902 2317 6316 3412">
          <text:p/>
        </draw:path>
        <draw:path draw:style-name="gr61" draw:text-style-name="P2" draw:layer="layout" svg:width="5.499cm" svg:height="0.749cm" svg:x="16.501cm" svg:y="8.021cm" svg:viewBox="0 0 5500 750" svg:d="M5500 0c-500 1000-5000 1000-5500 0">
          <text:p/>
        </draw:path>
        <draw:custom-shape draw:style-name="gr9" draw:text-style-name="P4" draw:layer="layout" svg:width="1.5cm" svg:height="0.551cm" svg:x="9.251cm" svg:y="5.1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0" draw:text-style-name="P10" draw:layer="layout" svg:width="2.016cm" svg:height="1.673cm" svg:x="9cm" svg:y="6.196cm">
          <draw:text-box>
            <text:p><text:span text:style-name="T8">key</text:span><text:span text:style-name="T8">-</text:span></text:p>
            <text:p><text:span text:style-name="T8">valu</text:span><text:span text:style-name="T8">e</text:span></text:p>
          </draw:text-box>
        </draw:frame>
        <draw:g>
          <draw:line draw:style-name="gr62" draw:text-style-name="P2" draw:layer="layout" svg:x1="8.435cm" svg:y1="7.794cm" svg:x2="7.935cm" svg:y2="8.207cm">
            <text:p/>
          </draw:line>
          <draw:line draw:style-name="gr62" draw:text-style-name="P2" draw:layer="layout" svg:x1="8.085cm" svg:y1="7.794cm" svg:x2="8.285cm" svg:y2="8.207cm">
            <text:p/>
          </draw:line>
        </draw:g>
        <draw:g>
          <draw:line draw:style-name="gr62" draw:text-style-name="P2" draw:layer="layout" svg:x1="11.435cm" svg:y1="7.795cm" svg:x2="10.935cm" svg:y2="8.208cm">
            <text:p/>
          </draw:line>
          <draw:line draw:style-name="gr62" draw:text-style-name="P2" draw:layer="layout" svg:x1="11.085cm" svg:y1="7.795cm" svg:x2="11.285cm" svg:y2="8.208cm">
            <text:p/>
          </draw:line>
        </draw:g>
        <draw:g>
          <draw:line draw:style-name="gr62" draw:text-style-name="P2" draw:layer="layout" svg:x1="9.059cm" svg:y1="5.795cm" svg:x2="8.559cm" svg:y2="6.208cm">
            <text:p/>
          </draw:line>
          <draw:line draw:style-name="gr62" draw:text-style-name="P2" draw:layer="layout" svg:x1="8.709cm" svg:y1="5.795cm" svg:x2="8.909cm" svg:y2="6.208cm">
            <text:p/>
          </draw:line>
        </draw:g>
        <draw:g>
          <draw:line draw:style-name="gr62" draw:text-style-name="P2" draw:layer="layout" svg:x1="12.059cm" svg:y1="5.796cm" svg:x2="11.559cm" svg:y2="6.209cm">
            <text:p/>
          </draw:line>
          <draw:line draw:style-name="gr62" draw:text-style-name="P2" draw:layer="layout" svg:x1="11.709cm" svg:y1="5.796cm" svg:x2="11.909cm" svg:y2="6.209cm">
            <text:p/>
          </draw:line>
        </draw:g>
        <draw:g>
          <draw:line draw:style-name="gr62" draw:text-style-name="P2" draw:layer="layout" svg:x1="16.83cm" svg:y1="7.926cm" svg:x2="16.33cm" svg:y2="8.339cm">
            <text:p/>
          </draw:line>
          <draw:line draw:style-name="gr62" draw:text-style-name="P2" draw:layer="layout" svg:x1="16.48cm" svg:y1="7.926cm" svg:x2="16.68cm" svg:y2="8.339cm">
            <text:p/>
          </draw:line>
        </draw:g>
        <draw:g>
          <draw:line draw:style-name="gr62" draw:text-style-name="P2" draw:layer="layout" svg:x1="21.67cm" svg:y1="5.677cm" svg:x2="21.17cm" svg:y2="6.09cm">
            <text:p/>
          </draw:line>
          <draw:line draw:style-name="gr62" draw:text-style-name="P2" draw:layer="layout" svg:x1="21.32cm" svg:y1="5.677cm" svg:x2="21.52cm" svg:y2="6.09cm">
            <text:p/>
          </draw:line>
        </draw:g>
        <draw:frame draw:style-name="gr47" draw:text-style-name="P7" draw:layer="layout" svg:width="1.84cm" svg:height="0.962cm" svg:x="9.079cm" svg:y="10.517cm">
          <draw:text-box>
            <text:p><text:span text:style-name="T4">idx_</text:span><text:span text:style-name="T4">f</text:span></text:p>
          </draw:text-box>
        </draw:frame>
        <draw:frame draw:style-name="gr48" draw:text-style-name="P8" draw:layer="layout" svg:width="3.11cm" svg:height="0.962cm" svg:x="5.44cm" svg:y="10.517cm">
          <draw:text-box>
            <text:p><text:span text:style-name="T4">pre</text:span><text:span text:style-name="T4">vIdx</text:span><text:span text:style-name="T4">_f</text:span></text:p>
          </draw:text-box>
        </draw:frame>
        <draw:frame draw:style-name="gr66" draw:text-style-name="P7" draw:layer="layout" svg:width="3.076cm" svg:height="0.962cm" svg:x="11.479cm" svg:y="10.517cm">
          <draw:text-box>
            <text:p><text:span text:style-name="T4">nex</text:span><text:span text:style-name="T4">tIdx</text:span><text:span text:style-name="T4">_f</text:span></text:p>
          </draw:text-box>
        </draw:frame>
        <draw:frame draw:style-name="gr49" draw:text-style-name="P7" draw:layer="layout" svg:width="3.283cm" svg:height="0.962cm" svg:x="14.361cm" svg:y="10.519cm">
          <draw:text-box>
            <text:p><text:span text:style-name="T4">pre</text:span><text:span text:style-name="T4">vIdx</text:span><text:span text:style-name="T4">_e</text:span></text:p>
          </draw:text-box>
        </draw:frame>
        <draw:frame draw:style-name="gr50" draw:text-style-name="P7" draw:layer="layout" svg:width="3.249cm" svg:height="0.962cm" svg:x="20.362cm" svg:y="10.519cm">
          <draw:text-box>
            <text:p><text:span text:style-name="T4">nex</text:span><text:span text:style-name="T4">tIdx</text:span><text:span text:style-name="T4">_e</text:span></text:p>
          </draw:text-box>
        </draw:frame>
        <draw:frame draw:style-name="gr51" draw:text-style-name="P7" draw:layer="layout" svg:width="2.051cm" svg:height="0.962cm" svg:x="17.963cm" svg:y="10.519cm">
          <draw:text-box>
            <text:p><text:span text:style-name="T4">Idx</text:span><text:span text:style-name="T4">_e</text:span></text:p>
          </draw:text-box>
        </draw:frame>
        <draw:line draw:style-name="gr52" draw:text-style-name="P11" draw:layer="layout" svg:x1="7cm" svg:y1="11.774cm" svg:x2="10cm" svg:y2="11.774cm">
          <text:p/>
        </draw:line>
        <draw:frame draw:style-name="gr53" draw:text-style-name="P8" draw:layer="layout" svg:width="2.263cm" svg:height="0.962cm" svg:x="7.368cm" svg:y="11.666cm">
          <draw:text-box>
            <text:p><text:span text:style-name="T4">pre</text:span><text:span text:style-name="T4">v_f</text:span></text:p>
          </draw:text-box>
        </draw:frame>
        <draw:line draw:style-name="gr52" draw:text-style-name="P11" draw:layer="layout" svg:x1="10cm" svg:y1="11.771cm" svg:x2="13cm" svg:y2="11.771cm">
          <text:p/>
        </draw:line>
        <draw:frame draw:style-name="gr67" draw:text-style-name="P8" draw:layer="layout" svg:width="2.229cm" svg:height="0.962cm" svg:x="10.368cm" svg:y="11.663cm">
          <draw:text-box>
            <text:p><text:span text:style-name="T4">nex</text:span><text:span text:style-name="T4">t_f</text:span></text:p>
          </draw:text-box>
        </draw:frame>
        <draw:line draw:style-name="gr52" draw:text-style-name="P11" draw:layer="layout" svg:x1="7cm" svg:y1="12.771cm" svg:x2="13cm" svg:y2="12.774cm">
          <text:p/>
        </draw:line>
        <draw:frame draw:style-name="gr68" draw:text-style-name="P8" draw:layer="layout" svg:width="3.812cm" svg:height="0.962cm" svg:x="8.096cm" svg:y="12.663cm">
          <draw:text-box>
            <text:p><text:span text:style-name="T4">pre</text:span><text:span text:style-name="T4">v2n</text:span><text:span text:style-name="T4">ext</text:span><text:span text:style-name="T4">_f</text:span></text:p>
          </draw:text-box>
        </draw:frame>
        <draw:line draw:style-name="gr52" draw:text-style-name="P11" draw:layer="layout" svg:x1="16cm" svg:y1="11.78cm" svg:x2="19cm" svg:y2="11.78cm">
          <text:p/>
        </draw:line>
        <draw:frame draw:style-name="gr54" draw:text-style-name="P8" draw:layer="layout" svg:width="2.437cm" svg:height="0.962cm" svg:x="16.282cm" svg:y="11.672cm">
          <draw:text-box>
            <text:p><text:span text:style-name="T4">pre</text:span><text:span text:style-name="T4">v_e</text:span></text:p>
          </draw:text-box>
        </draw:frame>
        <draw:line draw:style-name="gr52" draw:text-style-name="P11" draw:layer="layout" svg:x1="19cm" svg:y1="11.777cm" svg:x2="22cm" svg:y2="11.777cm">
          <text:p/>
        </draw:line>
        <draw:frame draw:style-name="gr55" draw:text-style-name="P8" draw:layer="layout" svg:width="2.403cm" svg:height="0.962cm" svg:x="19.298cm" svg:y="11.669cm">
          <draw:text-box>
            <text:p><text:span text:style-name="T4">nex</text:span><text:span text:style-name="T4">t_e</text:span></text:p>
          </draw:text-box>
        </draw:frame>
        <draw:line draw:style-name="gr52" draw:text-style-name="P11" draw:layer="layout" svg:x1="16cm" svg:y1="12.777cm" svg:x2="22cm" svg:y2="12.78cm">
          <text:p/>
        </draw:line>
        <draw:frame draw:style-name="gr56" draw:text-style-name="P8" draw:layer="layout" svg:width="3.986cm" svg:height="0.962cm" svg:x="17.01cm" svg:y="12.669cm">
          <draw:text-box>
            <text:p><text:span text:style-name="T4">pre</text:span><text:span text:style-name="T4">v2n</text:span><text:span text:style-name="T4">ext</text:span><text:span text:style-name="T4">_e</text:span></text:p>
          </draw:text-box>
        </draw:frame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line draw:style-name="gr57" draw:text-style-name="P2" draw:layer="layout" svg:x1="16cm" svg:y1="6cm" svg:x2="18cm" svg:y2="6cm">
          <text:p/>
        </draw:line>
        <draw:line draw:style-name="gr57" draw:text-style-name="P2" draw:layer="layout" svg:x1="22.001cm" svg:y1="8cm" svg:x2="20.001cm" svg:y2="8cm">
          <text:p/>
        </draw:line>
      </draw:page>
      <draw:page draw:name="page18" draw:style-name="dp1" draw:master-page-name="標準">
        <draw:frame draw:style-name="gr39" draw:text-style-name="P1" draw:layer="layout" svg:width="11.683cm" svg:height="0.962cm" svg:x="3.6cm" svg:y="7.8cm">
          <draw:text-box>
            <text:p><text:span text:style-name="T1">Nex</text:span><text:span text:style-name="T1">t </text:span><text:span text:style-name="T1">pag</text:span><text:span text:style-name="T1">e is </text:span><text:span text:style-name="T6">‘ins</text:span><text:span text:style-name="T6">erti</text:span><text:span text:style-name="T6">on </text:span><text:span text:style-name="T6">cas</text:span><text:span text:style-name="T6">e09 </text:span><text:span text:style-name="T6">(ha</text:span><text:span text:style-name="T6">rd)’</text:span><text:span text:style-name="T7">.</text:span></text:p>
          </draw:text-box>
        </draw:frame>
      </draw:page>
      <draw:page draw:name="page19" draw:style-name="dp1" draw:master-page-name="標準"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frame draw:style-name="gr41" draw:text-style-name="P10" draw:layer="layout" svg:width="8.749cm" svg:height="0.962cm" svg:x="3.003cm" svg:y="1.729cm">
          <draw:text-box>
            <text:p><text:span text:style-name="T8">Thi</text:span><text:span text:style-name="T8">s fig </text:span><text:span text:style-name="T8">is </text:span><text:span text:style-name="T8">und</text:span><text:span text:style-name="T8">er </text:span><text:span text:style-name="T8">con</text:span><text:span text:style-name="T8">stru</text:span><text:span text:style-name="T8">ctio</text:span><text:span text:style-name="T8">n!</text:span></text:p>
          </draw:text-box>
        </draw:frame>
      </draw:page>
      <draw:page draw:name="page20" draw:style-name="dp1" draw:master-page-name="標準">
        <draw:frame draw:style-name="gr39" draw:text-style-name="P1" draw:layer="layout" svg:width="11.683cm" svg:height="0.962cm" svg:x="3.6cm" svg:y="7.8cm">
          <draw:text-box>
            <text:p><text:span text:style-name="T1">Nex</text:span><text:span text:style-name="T1">t </text:span><text:span text:style-name="T1">pag</text:span><text:span text:style-name="T1">e is </text:span><text:span text:style-name="T6">‘ins</text:span><text:span text:style-name="T6">erti</text:span><text:span text:style-name="T6">on </text:span><text:span text:style-name="T6">cas</text:span><text:span text:style-name="T6">e10 </text:span><text:span text:style-name="T6">(ha</text:span><text:span text:style-name="T6">rd)’</text:span><text:span text:style-name="T7">.</text:span></text:p>
          </draw:text-box>
        </draw:frame>
      </draw:page>
      <draw:page draw:name="page21" draw:style-name="dp1" draw:master-page-name="標準"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frame draw:style-name="gr41" draw:text-style-name="P10" draw:layer="layout" svg:width="8.749cm" svg:height="0.962cm" svg:x="3.003cm" svg:y="1.729cm">
          <draw:text-box>
            <text:p><text:span text:style-name="T8">Thi</text:span><text:span text:style-name="T8">s fig </text:span><text:span text:style-name="T8">is </text:span><text:span text:style-name="T8">und</text:span><text:span text:style-name="T8">er </text:span><text:span text:style-name="T8">con</text:span><text:span text:style-name="T8">stru</text:span><text:span text:style-name="T8">ctio</text:span><text:span text:style-name="T8">n!</text:span></text:p>
          </draw:text-box>
        </draw:frame>
      </draw:page>
      <draw:page draw:name="page22" draw:style-name="dp1" draw:master-page-name="標準">
        <draw:frame draw:style-name="gr39" draw:text-style-name="P1" draw:layer="layout" svg:width="11.683cm" svg:height="0.962cm" svg:x="3.6cm" svg:y="7.8cm">
          <draw:text-box>
            <text:p><text:span text:style-name="T1">Nex</text:span><text:span text:style-name="T1">t </text:span><text:span text:style-name="T1">pag</text:span><text:span text:style-name="T1">e is </text:span><text:span text:style-name="T6">‘ins</text:span><text:span text:style-name="T6">erti</text:span><text:span text:style-name="T6">on </text:span><text:span text:style-name="T6">cas</text:span><text:span text:style-name="T6">e11 </text:span><text:span text:style-name="T6">(ha</text:span><text:span text:style-name="T6">rd)’</text:span><text:span text:style-name="T7">.</text:span></text:p>
          </draw:text-box>
        </draw:frame>
      </draw:page>
      <draw:page draw:name="page23" draw:style-name="dp1" draw:master-page-name="標準"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frame draw:style-name="gr41" draw:text-style-name="P10" draw:layer="layout" svg:width="8.749cm" svg:height="0.962cm" svg:x="3.003cm" svg:y="1.729cm">
          <draw:text-box>
            <text:p><text:span text:style-name="T8">Thi</text:span><text:span text:style-name="T8">s fig </text:span><text:span text:style-name="T8">is </text:span><text:span text:style-name="T8">und</text:span><text:span text:style-name="T8">er </text:span><text:span text:style-name="T8">con</text:span><text:span text:style-name="T8">stru</text:span><text:span text:style-name="T8">ctio</text:span><text:span text:style-name="T8">n!</text:span></text:p>
          </draw:text-box>
        </draw:frame>
      </draw:page>
      <draw:page draw:name="page24" draw:style-name="dp1" draw:master-page-name="標準">
        <draw:frame draw:style-name="gr71" draw:text-style-name="P1" draw:layer="layout" svg:width="5.862cm" svg:height="0.962cm" svg:x="3.6cm" svg:y="7.8cm">
          <draw:text-box>
            <text:p><text:span text:style-name="T1">Nex</text:span><text:span text:style-name="T1">t </text:span><text:span text:style-name="T1">pag</text:span><text:span text:style-name="T1">e is </text:span><text:span text:style-name="T6">‘tes</text:span><text:span text:style-name="T6">t’</text:span><text:span text:style-name="T7">.</text:span></text:p>
          </draw:text-box>
        </draw:frame>
      </draw:page>
      <draw:page draw:name="page25" draw:style-name="dp1" draw:master-page-name="標準">
        <draw:custom-shape draw:style-name="gr72" draw:text-style-name="P2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" draw:layer="layout" svg:width="2cm" svg:height="2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" draw:layer="layout" svg:width="2cm" svg:height="2cm" svg:x="1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" draw:layer="layout" svg:width="2cm" svg:height="2cm" svg:x="2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" draw:layer="layout" svg:width="2cm" svg:height="2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" draw:layer="layout" svg:width="2cm" svg:height="2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</draw:page>
      <draw:page draw:name="page26" draw:style-name="dp1" draw:master-page-name="標準">
        <draw:custom-shape draw:style-name="gr5" draw:text-style-name="P2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1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2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2" draw:layer="layout" svg:x1="4cm" svg:y1="6cm" svg:x2="6cm" svg:y2="6cm">
          <text:p/>
        </draw:line>
        <draw:line draw:style-name="gr43" draw:text-style-name="P2" draw:layer="layout" svg:x1="7cm" svg:y1="8cm" svg:x2="5cm" svg:y2="8cm">
          <text:p/>
        </draw:line>
        <draw:line draw:style-name="gr43" draw:text-style-name="P2" draw:layer="layout" svg:x1="7cm" svg:y1="6cm" svg:x2="9cm" svg:y2="6cm">
          <text:p/>
        </draw:line>
        <draw:line draw:style-name="gr43" draw:text-style-name="P2" draw:layer="layout" svg:x1="10cm" svg:y1="8cm" svg:x2="8cm" svg:y2="8cm">
          <text:p/>
        </draw:line>
        <draw:line draw:style-name="gr43" draw:text-style-name="P2" draw:layer="layout" svg:x1="10cm" svg:y1="6cm" svg:x2="12cm" svg:y2="6cm">
          <text:p/>
        </draw:line>
        <draw:line draw:style-name="gr43" draw:text-style-name="P2" draw:layer="layout" svg:x1="13cm" svg:y1="8cm" svg:x2="11cm" svg:y2="8cm">
          <text:p/>
        </draw:line>
        <draw:line draw:style-name="gr43" draw:text-style-name="P2" draw:layer="layout" svg:x1="13cm" svg:y1="6cm" svg:x2="15cm" svg:y2="6cm">
          <text:p/>
        </draw:line>
        <draw:line draw:style-name="gr43" draw:text-style-name="P2" draw:layer="layout" svg:x1="16cm" svg:y1="8cm" svg:x2="14cm" svg:y2="8cm">
          <text:p/>
        </draw:line>
        <draw:line draw:style-name="gr43" draw:text-style-name="P2" draw:layer="layout" svg:x1="16cm" svg:y1="6cm" svg:x2="18cm" svg:y2="6cm">
          <text:p/>
        </draw:line>
        <draw:line draw:style-name="gr43" draw:text-style-name="P2" draw:layer="layout" svg:x1="19cm" svg:y1="8cm" svg:x2="17cm" svg:y2="8cm">
          <text:p/>
        </draw:line>
        <draw:line draw:style-name="gr43" draw:text-style-name="P2" draw:layer="layout" svg:x1="19cm" svg:y1="6cm" svg:x2="21cm" svg:y2="6cm">
          <text:p/>
        </draw:line>
        <draw:line draw:style-name="gr43" draw:text-style-name="P2" draw:layer="layout" svg:x1="22cm" svg:y1="8cm" svg:x2="20cm" svg:y2="8cm">
          <text:p/>
        </draw:line>
        <draw:line draw:style-name="gr43" draw:text-style-name="P2" draw:layer="layout" svg:x1="22cm" svg:y1="6cm" svg:x2="24cm" svg:y2="6cm">
          <text:p/>
        </draw:line>
        <draw:line draw:style-name="gr43" draw:text-style-name="P2" draw:layer="layout" svg:x1="25cm" svg:y1="8cm" svg:x2="23cm" svg:y2="8cm">
          <text:p/>
        </draw:line>
        <draw:custom-shape draw:style-name="gr73" draw:text-style-name="P4" draw:layer="layout" svg:width="1.5cm" svg:height="0.5cm" svg:x="3.25cm" svg:y="5.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4" draw:text-style-name="P12" draw:layer="layout" svg:width="5.184cm" svg:height="1.673cm" svg:x="3cm" svg:y="3.527cm">
          <draw:text-box>
            <text:p><text:span text:style-name="T9">7 </text:span><text:span text:style-name="T9">key</text:span><text:span text:style-name="T9">s </text:span><text:span text:style-name="T9">are</text:span></text:p>
            <text:p><text:span text:style-name="T9">alre</text:span><text:span text:style-name="T9">ady </text:span><text:span text:style-name="T9">inse</text:span><text:span text:style-name="T9">rted</text:span><text:span text:style-name="T9">.</text:span></text:p>
          </draw:text-box>
        </draw:fram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</draw:page>
      <draw:page draw:name="page27" draw:style-name="dp1" draw:master-page-name="標準">
        <draw:custom-shape draw:style-name="gr63" draw:text-style-name="P2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4" draw:text-style-name="P2" draw:layer="layout" svg:x1="7cm" svg:y1="5.998cm" svg:x2="9cm" svg:y2="5.998cm">
          <text:p/>
        </draw:line>
        <draw:line draw:style-name="gr64" draw:text-style-name="P2" draw:layer="layout" svg:x1="10cm" svg:y1="8cm" svg:x2="8cm" svg:y2="7.998cm">
          <text:p/>
        </draw:line>
        <draw:line draw:style-name="gr64" draw:text-style-name="P2" draw:layer="layout" svg:x1="10cm" svg:y1="5.998cm" svg:x2="12cm" svg:y2="5.998cm">
          <text:p/>
        </draw:line>
        <draw:line draw:style-name="gr64" draw:text-style-name="P2" draw:layer="layout" svg:x1="13cm" svg:y1="7.998cm" svg:x2="11cm" svg:y2="7.998cm">
          <text:p/>
        </draw:line>
        <draw:frame draw:style-name="gr65" draw:text-style-name="P10" draw:layer="layout" svg:width="5.574cm" svg:height="1.673cm" svg:x="9cm" svg:y="3.526cm">
          <draw:text-box>
            <text:p><text:span text:style-name="T8">Ne</text:span><text:span text:style-name="T8">w </text:span><text:span text:style-name="T8">inse</text:span><text:span text:style-name="T8">rtio</text:span><text:span text:style-name="T8">n of </text:span><text:span text:style-name="T8">a</text:span></text:p>
            <text:p><text:span text:style-name="T8">key</text:span><text:span text:style-name="T8">-</text:span><text:span text:style-name="T8">valu</text:span><text:span text:style-name="T8">e </text:span><text:span text:style-name="T8">pair.</text:span></text:p>
          </draw:text-box>
        </draw:frame>
        <draw:custom-shape draw:style-name="gr13" draw:text-style-name="P5" draw:layer="layout" svg:width="2.1cm" svg:height="2.1cm" svg:x="8.95cm" svg:y="5.9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9" draw:text-style-name="P2" draw:layer="layout" svg:width="5.499cm" svg:height="0.749cm" svg:x="7.5cm" svg:y="7.998cm" svg:viewBox="0 0 5500 750" svg:d="M5500 0c-500 1000-5000 1000-5500 0">
          <text:p/>
        </draw:path>
        <draw:frame draw:style-name="gr46" draw:text-style-name="P10" draw:layer="layout" svg:width="2.585cm" svg:height="0.962cm" svg:x="9.001cm" svg:y="2.726cm">
          <draw:text-box>
            <text:p><text:span text:style-name="T8">Op</text:span><text:span text:style-name="T8">e. </text:span><text:span text:style-name="T8">2.</text:span></text:p>
          </draw:text-box>
        </draw:frame>
        <draw:path draw:style-name="gr70" draw:text-style-name="P2" draw:layer="layout" svg:width="6.315cm" svg:height="3.465cm" draw:transform="skewX (0.530580092606276) rotate (0.669508301065025) translate (6.99133727911431cm 5.93604774465505cm)" svg:viewBox="0 0 6316 3466" svg:d="M0 54c735-475 5902 2317 6316 3412">
          <text:p/>
        </draw:path>
        <draw:custom-shape draw:style-name="gr9" draw:text-style-name="P4" draw:layer="layout" svg:width="1.5cm" svg:height="0.551cm" svg:x="9.251cm" svg:y="5.148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0" draw:text-style-name="P10" draw:layer="layout" svg:width="2.016cm" svg:height="1.673cm" svg:x="9cm" svg:y="6.194cm">
          <draw:text-box>
            <text:p><text:span text:style-name="T8">key</text:span><text:span text:style-name="T8">-</text:span></text:p>
            <text:p><text:span text:style-name="T8">valu</text:span><text:span text:style-name="T8">e</text:span></text:p>
          </draw:text-box>
        </draw:frame>
        <draw:g>
          <draw:line draw:style-name="gr62" draw:text-style-name="P2" draw:layer="layout" svg:x1="8.435cm" svg:y1="7.792cm" svg:x2="7.935cm" svg:y2="8.205cm">
            <text:p/>
          </draw:line>
          <draw:line draw:style-name="gr62" draw:text-style-name="P2" draw:layer="layout" svg:x1="8.085cm" svg:y1="7.792cm" svg:x2="8.285cm" svg:y2="8.205cm">
            <text:p/>
          </draw:line>
        </draw:g>
        <draw:g>
          <draw:line draw:style-name="gr62" draw:text-style-name="P2" draw:layer="layout" svg:x1="11.435cm" svg:y1="7.793cm" svg:x2="10.935cm" svg:y2="8.206cm">
            <text:p/>
          </draw:line>
          <draw:line draw:style-name="gr62" draw:text-style-name="P2" draw:layer="layout" svg:x1="11.085cm" svg:y1="7.793cm" svg:x2="11.285cm" svg:y2="8.206cm">
            <text:p/>
          </draw:line>
        </draw:g>
        <draw:g>
          <draw:line draw:style-name="gr62" draw:text-style-name="P2" draw:layer="layout" svg:x1="9.059cm" svg:y1="5.793cm" svg:x2="8.559cm" svg:y2="6.206cm">
            <text:p/>
          </draw:line>
          <draw:line draw:style-name="gr62" draw:text-style-name="P2" draw:layer="layout" svg:x1="8.709cm" svg:y1="5.793cm" svg:x2="8.909cm" svg:y2="6.206cm">
            <text:p/>
          </draw:line>
        </draw:g>
        <draw:g>
          <draw:line draw:style-name="gr62" draw:text-style-name="P2" draw:layer="layout" svg:x1="12.059cm" svg:y1="5.794cm" svg:x2="11.559cm" svg:y2="6.207cm">
            <text:p/>
          </draw:line>
          <draw:line draw:style-name="gr62" draw:text-style-name="P2" draw:layer="layout" svg:x1="11.709cm" svg:y1="5.794cm" svg:x2="11.909cm" svg:y2="6.207cm">
            <text:p/>
          </draw:line>
        </draw:g>
        <draw:path draw:style-name="gr38" draw:text-style-name="P2" draw:layer="layout" svg:width="4.628cm" svg:height="7.803cm" draw:transform="rotate (-1.03899450371222) translate (16.707616430811cm 4.12264121835148cm)" svg:viewBox="0 0 4629 7804" svg:d="M0 7782c819 482 5383-7275 4521-7782">
          <text:p/>
        </draw:path>
        <draw:custom-shape draw:style-name="gr7" draw:text-style-name="P2" draw:layer="layout" svg:width="2cm" svg:height="2cm" svg:x="18.001cm" svg:y="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2" draw:layer="layout" svg:x1="19.001cm" svg:y1="8.001cm" svg:x2="17.001cm" svg:y2="8.001cm">
          <text:p/>
        </draw:line>
        <draw:line draw:style-name="gr57" draw:text-style-name="P2" draw:layer="layout" svg:x1="19.001cm" svg:y1="6.001cm" svg:x2="21.001cm" svg:y2="6.001cm">
          <text:p/>
        </draw:line>
        <draw:path draw:style-name="gr58" draw:text-style-name="P2" draw:layer="layout" svg:width="6.315cm" svg:height="3.465cm" draw:transform="skewX (0.530580092606276) rotate (0.669508301065025) translate (15.9923372791143cm 5.94104774465505cm)" svg:viewBox="0 0 6316 3466" svg:d="M0 54c735-475 5902 2317 6316 3412">
          <text:p/>
        </draw:path>
        <draw:frame draw:style-name="gr60" draw:text-style-name="P13" draw:layer="layout" svg:width="2.016cm" svg:height="1.673cm" svg:x="18.001cm" svg:y="6.196cm">
          <draw:text-box>
            <text:p><text:span text:style-name="T10">key</text:span><text:span text:style-name="T10">-</text:span></text:p>
            <text:p><text:span text:style-name="T10">valu</text:span><text:span text:style-name="T10">e</text:span></text:p>
          </draw:text-box>
        </draw:frame>
        <draw:path draw:style-name="gr61" draw:text-style-name="P2" draw:layer="layout" svg:width="5.499cm" svg:height="0.749cm" svg:x="16.502cm" svg:y="8.022cm" svg:viewBox="0 0 5500 750" svg:d="M5500 0c-500 1000-5000 1000-5500 0">
          <text:p/>
        </draw:path>
        <draw:g>
          <draw:line draw:style-name="gr62" draw:text-style-name="P2" draw:layer="layout" svg:x1="16.831cm" svg:y1="7.927cm" svg:x2="16.331cm" svg:y2="8.34cm">
            <text:p/>
          </draw:line>
          <draw:line draw:style-name="gr62" draw:text-style-name="P2" draw:layer="layout" svg:x1="16.481cm" svg:y1="7.927cm" svg:x2="16.681cm" svg:y2="8.34cm">
            <text:p/>
          </draw:line>
        </draw:g>
        <draw:g>
          <draw:line draw:style-name="gr62" draw:text-style-name="P2" draw:layer="layout" svg:x1="21.671cm" svg:y1="5.678cm" svg:x2="21.171cm" svg:y2="6.091cm">
            <text:p/>
          </draw:line>
          <draw:line draw:style-name="gr62" draw:text-style-name="P2" draw:layer="layout" svg:x1="21.321cm" svg:y1="5.678cm" svg:x2="21.521cm" svg:y2="6.091cm">
            <text:p/>
          </draw:line>
        </draw:g>
        <draw:line draw:style-name="gr57" draw:text-style-name="P2" draw:layer="layout" svg:x1="16.001cm" svg:y1="6cm" svg:x2="18.001cm" svg:y2="6cm">
          <text:p/>
        </draw:line>
        <draw:line draw:style-name="gr57" draw:text-style-name="P2" draw:layer="layout" svg:x1="22.002cm" svg:y1="8cm" svg:x2="20.002cm" svg:y2="8cm">
          <text:p/>
        </draw:line>
        <draw:frame draw:style-name="gr45" draw:text-style-name="P13" draw:layer="layout" svg:width="4.583cm" svg:height="1.673cm" svg:x="13.707cm" svg:y="8.7cm">
          <draw:text-box>
            <text:p><text:span text:style-name="T10">Mo</text:span><text:span text:style-name="T10">ving </text:span><text:span text:style-name="T10">stor</text:span><text:span text:style-name="T10">ed</text:span></text:p>
            <text:p><text:span text:style-name="T11">key</text:span><text:span text:style-name="T11">-</text:span><text:span text:style-name="T11">valu</text:span><text:span text:style-name="T11">e </text:span><text:span text:style-name="T11">pair.</text:span></text:p>
          </draw:text-box>
        </draw:frame>
        <draw:frame draw:style-name="gr46" draw:text-style-name="P13" draw:layer="layout" svg:width="2.585cm" svg:height="0.962cm" svg:x="11.503cm" svg:y="8.671cm">
          <draw:text-box>
            <text:p><text:span text:style-name="T10">Op</text:span><text:span text:style-name="T10">e. </text:span><text:span text:style-name="T10">1.</text:span></text:p>
          </draw:text-box>
        </draw:fram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  <draw:line draw:style-name="gr42" draw:text-style-name="P11" draw:layer="layout" svg:x1="16.001cm" svg:y1="13cm" svg:x2="16.001cm" svg:y2="11.3cm">
          <text:p/>
        </draw:line>
        <draw:line draw:style-name="gr42" draw:text-style-name="P11" draw:layer="layout" svg:x1="22.001cm" svg:y1="13cm" svg:x2="22.001cm" svg:y2="11.3cm">
          <text:p/>
        </draw:line>
        <draw:line draw:style-name="gr42" draw:text-style-name="P11" draw:layer="layout" svg:x1="19.001cm" svg:y1="12cm" svg:x2="19.001cm" svg:y2="11.3cm">
          <text:p/>
        </draw:line>
        <draw:line draw:style-name="gr42" draw:text-style-name="P11" draw:layer="layout" svg:x1="7.001cm" svg:y1="13cm" svg:x2="7.001cm" svg:y2="11.3cm">
          <text:p/>
        </draw:line>
        <draw:line draw:style-name="gr42" draw:text-style-name="P11" draw:layer="layout" svg:x1="13.001cm" svg:y1="13cm" svg:x2="13.001cm" svg:y2="11.3cm">
          <text:p/>
        </draw:line>
        <draw:line draw:style-name="gr42" draw:text-style-name="P11" draw:layer="layout" svg:x1="10.001cm" svg:y1="12cm" svg:x2="10.001cm" svg:y2="11.3cm">
          <text:p/>
        </draw:line>
        <draw:frame draw:style-name="gr47" draw:text-style-name="P7" draw:layer="layout" svg:width="1.84cm" svg:height="0.962cm" svg:x="9.08cm" svg:y="10.517cm">
          <draw:text-box>
            <text:p><text:span text:style-name="T4">idx_</text:span><text:span text:style-name="T4">f</text:span></text:p>
          </draw:text-box>
        </draw:frame>
        <draw:frame draw:style-name="gr48" draw:text-style-name="P8" draw:layer="layout" svg:width="3.11cm" svg:height="0.962cm" svg:x="5.441cm" svg:y="10.517cm">
          <draw:text-box>
            <text:p><text:span text:style-name="T4">pre</text:span><text:span text:style-name="T4">vIdx</text:span><text:span text:style-name="T4">_f</text:span></text:p>
          </draw:text-box>
        </draw:frame>
        <draw:frame draw:style-name="gr66" draw:text-style-name="P7" draw:layer="layout" svg:width="3.076cm" svg:height="0.962cm" svg:x="11.48cm" svg:y="10.517cm">
          <draw:text-box>
            <text:p><text:span text:style-name="T4">nex</text:span><text:span text:style-name="T4">tIdx</text:span><text:span text:style-name="T4">_f</text:span></text:p>
          </draw:text-box>
        </draw:frame>
        <draw:frame draw:style-name="gr49" draw:text-style-name="P7" draw:layer="layout" svg:width="3.283cm" svg:height="0.962cm" svg:x="14.362cm" svg:y="10.519cm">
          <draw:text-box>
            <text:p><text:span text:style-name="T4">pre</text:span><text:span text:style-name="T4">vIdx</text:span><text:span text:style-name="T4">_e</text:span></text:p>
          </draw:text-box>
        </draw:frame>
        <draw:frame draw:style-name="gr50" draw:text-style-name="P7" draw:layer="layout" svg:width="3.249cm" svg:height="0.962cm" svg:x="20.363cm" svg:y="10.519cm">
          <draw:text-box>
            <text:p><text:span text:style-name="T4">nex</text:span><text:span text:style-name="T4">tIdx</text:span><text:span text:style-name="T4">_e</text:span></text:p>
          </draw:text-box>
        </draw:frame>
        <draw:frame draw:style-name="gr51" draw:text-style-name="P7" draw:layer="layout" svg:width="2.051cm" svg:height="0.962cm" svg:x="17.964cm" svg:y="10.519cm">
          <draw:text-box>
            <text:p><text:span text:style-name="T4">Idx</text:span><text:span text:style-name="T4">_e</text:span></text:p>
          </draw:text-box>
        </draw:frame>
        <draw:line draw:style-name="gr52" draw:text-style-name="P11" draw:layer="layout" svg:x1="7.001cm" svg:y1="11.774cm" svg:x2="10.001cm" svg:y2="11.774cm">
          <text:p/>
        </draw:line>
        <draw:frame draw:style-name="gr53" draw:text-style-name="P8" draw:layer="layout" svg:width="2.263cm" svg:height="0.962cm" svg:x="7.369cm" svg:y="11.666cm">
          <draw:text-box>
            <text:p><text:span text:style-name="T4">pre</text:span><text:span text:style-name="T4">v_f</text:span></text:p>
          </draw:text-box>
        </draw:frame>
        <draw:line draw:style-name="gr52" draw:text-style-name="P11" draw:layer="layout" svg:x1="10.001cm" svg:y1="11.771cm" svg:x2="13.001cm" svg:y2="11.771cm">
          <text:p/>
        </draw:line>
        <draw:frame draw:style-name="gr67" draw:text-style-name="P8" draw:layer="layout" svg:width="2.229cm" svg:height="0.962cm" svg:x="10.369cm" svg:y="11.663cm">
          <draw:text-box>
            <text:p><text:span text:style-name="T4">nex</text:span><text:span text:style-name="T4">t_f</text:span></text:p>
          </draw:text-box>
        </draw:frame>
        <draw:line draw:style-name="gr52" draw:text-style-name="P11" draw:layer="layout" svg:x1="7.001cm" svg:y1="12.771cm" svg:x2="13.001cm" svg:y2="12.774cm">
          <text:p/>
        </draw:line>
        <draw:frame draw:style-name="gr68" draw:text-style-name="P8" draw:layer="layout" svg:width="3.812cm" svg:height="0.962cm" svg:x="8.097cm" svg:y="12.663cm">
          <draw:text-box>
            <text:p><text:span text:style-name="T4">pre</text:span><text:span text:style-name="T4">v2n</text:span><text:span text:style-name="T4">ext</text:span><text:span text:style-name="T4">_f</text:span></text:p>
          </draw:text-box>
        </draw:frame>
        <draw:line draw:style-name="gr52" draw:text-style-name="P11" draw:layer="layout" svg:x1="16.001cm" svg:y1="11.78cm" svg:x2="19.001cm" svg:y2="11.78cm">
          <text:p/>
        </draw:line>
        <draw:frame draw:style-name="gr54" draw:text-style-name="P8" draw:layer="layout" svg:width="2.437cm" svg:height="0.962cm" svg:x="16.283cm" svg:y="11.672cm">
          <draw:text-box>
            <text:p><text:span text:style-name="T4">pre</text:span><text:span text:style-name="T4">v_e</text:span></text:p>
          </draw:text-box>
        </draw:frame>
        <draw:line draw:style-name="gr52" draw:text-style-name="P11" draw:layer="layout" svg:x1="19.001cm" svg:y1="11.777cm" svg:x2="22.001cm" svg:y2="11.777cm">
          <text:p/>
        </draw:line>
        <draw:frame draw:style-name="gr55" draw:text-style-name="P8" draw:layer="layout" svg:width="2.403cm" svg:height="0.962cm" svg:x="19.299cm" svg:y="11.669cm">
          <draw:text-box>
            <text:p><text:span text:style-name="T4">nex</text:span><text:span text:style-name="T4">t_e</text:span></text:p>
          </draw:text-box>
        </draw:frame>
        <draw:line draw:style-name="gr52" draw:text-style-name="P11" draw:layer="layout" svg:x1="16.001cm" svg:y1="12.777cm" svg:x2="22.001cm" svg:y2="12.78cm">
          <text:p/>
        </draw:line>
        <draw:frame draw:style-name="gr56" draw:text-style-name="P8" draw:layer="layout" svg:width="3.986cm" svg:height="0.962cm" svg:x="17.011cm" svg:y="12.669cm">
          <draw:text-box>
            <text:p><text:span text:style-name="T4">pre</text:span><text:span text:style-name="T4">v2n</text:span><text:span text:style-name="T4">ext</text:span><text:span text:style-name="T4">_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hort_20_line_20_Arrow" draw:display-name="Short line Arrow" svg:viewBox="0 0 3000 3000" svg:d="M1500 0l1500 2789v211h-114l-1286-2392v2392h-200v-2392l-1286 2392h-114v-211z"/>
    <draw:marker draw:name="Small_20_Arrow" draw:display-name="Small Arrow" svg:viewBox="0 0 1321 3493" svg:d="M1321 3493h-1321l661-3493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8T01:56:21.675203742</meta:creation-date>
    <dc:date>2019-06-30T15:16:40.332144459</dc:date>
    <meta:editing-duration>PT6H54M42S</meta:editing-duration>
    <meta:editing-cycles>207</meta:editing-cycles>
    <meta:generator>LibreOffice/5.1.6.2$Linux_X86_64 LibreOffice_project/10m0$Build-2</meta:generator>
    <meta:document-statistic meta:object-count="490"/>
  </office:meta>
</office:document-meta>
</file>